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c0000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draw:fill="solid" draw:fill-color="#f8cbad"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c55a11"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843c0b"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4b183"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548235"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423cm" svg:stroke-color="#166fa6" draw:marker-start="msArrowStealthEnd_20_5" draw:marker-start-width="1.269cm" draw:marker-start-center="false" draw:marker-end="msArrowStealthEnd_20_5" draw:marker-end-width="1.269cm" draw:marker-end-center="false"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ffffff" draw:stroke-linejoin="miter" draw:fill="solid" draw:fill-color="#166fa6"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141cm" svg:stroke-color="#000000" draw:marker-start="msArrowEnd_20_5" draw:marker-start-width="0.423cm" draw:marker-start-center="false" draw:marker-end="msArrowEnd_20_5" draw:marker-end-width="0.423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141cm" svg:stroke-color="#000000" draw:marker-end="msArrowEnd_20_5" draw:marker-end-width="0.423cm" draw:marker-end-center="false"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draw:fill="solid" draw:fill-color="#166fa6"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solid" draw:fill-color="#bf9000"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solid" draw:fill-color="#806000"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35cm" draw:stroke-linejoin="miter" draw:fill="solid" draw:fill-color="#166fa6"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22" style:family="graphic" style:parent-style-name="standard">
      <style:graphic-properties draw:stroke="solid" svg:stroke-width="0.423cm" svg:stroke-color="#00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423cm" svg:stroke-color="#000000"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212cm" svg:stroke-color="#00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212cm" svg:stroke-color="#000000"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423cm" svg:stroke-color="#166fa6" draw:marker-end="msArrowStealthEnd_20_5" draw:marker-end-width="1.269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solid" draw:fill-color="#000000"/>
      <style:paragraph-properties fo:text-align="start" style:font-independent-line-spacing="true"/>
      <style:text-properties fo:font-size="18pt"/>
    </style:style>
    <style:style style:name="P7" style:family="paragraph">
      <loext:graphic-properties draw:fill="solid" draw:fill-color="#c00000"/>
      <style:paragraph-properties fo:text-align="start" style:font-independent-line-spacing="true"/>
      <style:text-properties fo:font-size="18pt"/>
    </style:style>
    <style:style style:name="P8" style:family="paragraph">
      <loext:graphic-properties draw:fill="solid" draw:fill-color="#f2f2f2"/>
      <style:paragraph-properties fo:text-align="start" style:font-independent-line-spacing="true"/>
      <style:text-properties fo:font-size="18pt"/>
    </style:style>
    <style:style style:name="P9" style:family="paragraph">
      <loext:graphic-properties draw:fill="solid" draw:fill-color="#f8cbad"/>
      <style:paragraph-properties fo:text-align="start" style:font-independent-line-spacing="true"/>
      <style:text-properties fo:font-size="18pt"/>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solid" draw:fill-color="#c55a11"/>
      <style:paragraph-properties fo:text-align="start" style:font-independent-line-spacing="true"/>
      <style:text-properties fo:font-size="18pt"/>
    </style:style>
    <style:style style:name="P15" style:family="paragraph">
      <loext:graphic-properties draw:fill="solid" draw:fill-color="#843c0b"/>
      <style:paragraph-properties fo:text-align="start" style:font-independent-line-spacing="true"/>
      <style:text-properties fo:font-size="18pt"/>
    </style:style>
    <style:style style:name="P16" style:family="paragraph">
      <loext:graphic-properties draw:fill="solid" draw:fill-color="#f4b183"/>
      <style:paragraph-properties fo:text-align="start" style:font-independent-line-spacing="true"/>
      <style:text-properties fo:font-size="18pt"/>
    </style:style>
    <style:style style:name="P17" style:family="paragraph">
      <loext:graphic-properties draw:fill="solid" draw:fill-color="#548235"/>
      <style:paragraph-properties fo:text-align="start" style:font-independent-line-spacing="true"/>
      <style:text-properties fo:font-size="18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166fa6"/>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18pt"/>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 style:family="paragraph">
      <loext:graphic-properties draw:fill="solid" draw:fill-color="#bf9000"/>
      <style:paragraph-properties fo:text-align="start" style:font-independent-line-spacing="true"/>
      <style:text-properties fo:font-size="18pt"/>
    </style:style>
    <style:style style:name="P25" style:family="paragraph">
      <loext:graphic-properties draw:fill="solid" draw:fill-color="#806000"/>
      <style:paragraph-properties fo:text-align="start" style:font-independent-line-spacing="true"/>
      <style:text-properties fo:font-size="18pt"/>
    </style:style>
    <style:style style:name="P2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8" style:family="paragraph">
      <loext:graphic-properties draw:fill="solid" draw:fill-color="#5b9bd5"/>
      <style:paragraph-properties fo:text-align="start" style:font-independent-line-spacing="true"/>
      <style:text-properties fo:font-size="18pt"/>
    </style:style>
    <style:style style:name="P29" style:family="paragraph">
      <loext:graphic-properties draw:fill="solid" draw:fill-color="#767171"/>
      <style:paragraph-properties fo:text-align="start" style:font-independent-line-spacing="true"/>
      <style:text-properties fo:font-size="18pt"/>
    </style:style>
    <style:style style:name="T1" style:family="text">
      <style:text-properties fo:font-variant="normal" fo:text-transform="none" fo:color="#166fa6" style:text-line-through-style="none" style:text-line-through-type="none" style:text-position="0% 100%" style:font-name="Segoe UI Semibold" fo:font-size="54pt" fo:letter-spacing="normal" fo:font-style="normal" style:text-underline-style="none" fo:font-weight="normal" style:font-size-asian="54pt" style:font-style-asian="normal" style:font-weight-asian="normal" style:font-name-complex="Segoe UI Semibold" style:font-size-complex="54pt" style:font-style-complex="normal" style:font-weight-complex="normal"/>
    </style:style>
    <style:style style:name="T2" style:family="text">
      <style:text-properties fo:font-variant="normal" fo:text-transform="none" fo:color="#166fa6" style:text-line-through-style="none" style:text-line-through-type="none" style:text-position="0% 100%" style:font-name="Segoe UI Semibold" fo:font-size="24pt" fo:letter-spacing="normal" fo:font-style="normal" style:text-underline-style="none" fo:font-weight="normal" style:font-size-asian="24pt" style:font-style-asian="normal" style:font-weight-asian="normal" style:font-name-complex="Segoe UI Semibold" style:font-size-complex="24pt" style:font-style-complex="normal" style:font-weight-complex="normal"/>
    </style:style>
    <style:style style:name="T3" style:family="text">
      <style:text-properties fo:font-variant="normal" fo:text-transform="none" fo:color="#166fa6" style:text-line-through-style="none" style:text-line-through-type="none" style:text-position="0% 100%" style:font-name="Segoe UI Semibold" fo:font-size="44pt" fo:letter-spacing="normal" fo:font-style="normal" style:text-underline-style="none" fo:font-weight="normal" style:font-size-asian="44pt" style:font-style-asian="normal" style:font-weight-asian="normal" style:font-name-complex="Segoe UI Semibold" style:font-size-complex="44pt" style:font-style-complex="normal" style:font-weight-complex="normal"/>
    </style:style>
    <style:style style:name="T4" style:family="text">
      <style:text-properties fo:font-variant="normal" fo:text-transform="none" fo:color="#166fa6" style:text-line-through-style="none" style:text-line-through-type="none" style:text-position="0% 100%" style:font-name="Segoe UI Semibold" fo:font-size="28pt" fo:letter-spacing="normal" fo:font-style="normal" style:text-underline-style="none" fo:font-weight="normal" style:font-size-asian="28pt" style:font-style-asian="normal" style:font-weight-asian="normal" style:font-name-complex="Segoe UI Semibold"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egoe UI Semibold" fo:font-size="18pt" fo:letter-spacing="normal" fo:font-style="normal" style:text-underline-style="none" fo:font-weight="normal" style:font-size-asian="18pt" style:font-style-asian="normal" style:font-weight-asian="normal" style:font-name-complex="Segoe UI Semibold"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egoe UI Semibold" fo:font-size="24pt" fo:letter-spacing="normal" fo:font-style="normal" style:text-underline-style="none" fo:font-weight="normal" style:font-size-asian="24pt" style:font-style-asian="normal" style:font-weight-asian="normal" style:font-name-complex="Segoe UI Semibold"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egoe UI Semibold" fo:font-size="28pt" fo:letter-spacing="normal" fo:font-style="normal" style:text-underline-style="none" fo:font-weight="normal" style:font-size-asian="28pt" style:font-style-asian="normal" style:font-weight-asian="normal" style:font-name-complex="Segoe UI Semibold"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egoe UI Semibold" fo:font-size="36pt" fo:letter-spacing="normal" fo:font-style="normal" style:text-underline-style="none" fo:font-weight="normal" style:font-size-asian="36pt" style:font-style-asian="normal" style:font-weight-asian="normal" style:font-name-complex="Segoe UI Semibold"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egoe UI Semibold" fo:font-size="20pt" fo:letter-spacing="normal" fo:font-style="normal" style:text-underline-style="none" fo:font-weight="normal" style:font-size-asian="20pt" style:font-style-asian="normal" style:font-weight-asian="normal" style:font-name-complex="Segoe UI Semibold"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egoe UI Semibold" fo:font-size="54pt" fo:letter-spacing="normal" fo:font-style="normal" style:text-underline-style="none" fo:font-weight="normal" style:font-size-asian="54pt" style:font-style-asian="normal" style:font-weight-asian="normal" style:font-name-complex="Segoe UI Semibold" style:font-size-complex="54pt" style:font-style-complex="normal" style:font-weight-complex="normal"/>
    </style:style>
    <text:list-style style:name="L1">
      <text:list-level-style-number text:level="1" style:num-format="">
        <style:list-level-properties text:min-label-width="0.6cm"/>
        <style:text-properties fo:color="#166f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66f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166f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166fa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66f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olving the Santa Problem </text:span><text:span text:style-name="T1">over a Distributed Network</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text:p>
            <text:p text:style-name="P3"><text:span text:style-name="T2">David Marchant and Jon Kerridge</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anta" draw:style-name="dp1" draw:master-page-name="Title_20_and_20_Content" presentation:presentation-page-layout-name="AL2T11">
        <draw:g draw:name="Group 3">
          <draw:custom-shape draw:name="Oval 4" draw:style-name="gr2" draw:text-style-name="P6" draw:layer="layout" svg:width="3.184cm" svg:height="3.184cm" svg:x="13.75cm" svg:y="8.01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 draw:text-style-name="P6" draw:layer="layout" svg:width="3.184cm" svg:height="3.184cm" svg:x="16.935cm" svg:y="8.0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 draw:text-style-name="P6" draw:layer="layout" svg:width="3.184cm" svg:height="3.184cm" svg:x="13.75cm" svg:y="11.20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 draw:text-style-name="P6" draw:layer="layout" svg:width="3.184cm" svg:height="3.184cm" svg:x="16.935cm" svg:y="11.17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 draw:text-style-name="P6" draw:layer="layout" svg:width="3.184cm" svg:height="3.184cm" draw:transform="rotate (-0.785921762173046) translate (19.19cm 8.9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 draw:text-style-name="P6" draw:layer="layout" svg:width="3.184cm" svg:height="3.184cm" draw:transform="rotate (-0.785921762173046) translate (14.679cm 8.9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 draw:text-style-name="P6" draw:layer="layout" svg:width="0.716cm" svg:height="0.716cm" draw:transform="rotate (-3.14159265358979) translate (17.646cm 6.29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2" draw:text-style-name="P6" draw:layer="layout" svg:width="0.716cm" svg:height="0.716cm" draw:transform="rotate (-3.14159265358979) translate (16.93cm 6.29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2" draw:text-style-name="P6" draw:layer="layout" svg:width="0.716cm" svg:height="0.716cm" draw:transform="rotate (-3.14159265358979) translate (17.7cm 5.55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2" draw:text-style-name="P6" draw:layer="layout" svg:width="0.716cm" svg:height="0.716cm" draw:transform="rotate (-3.14159265358979) translate (16.888cm 5.57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2" draw:text-style-name="P6" draw:layer="layout" svg:width="0.716cm" svg:height="0.716cm" draw:transform="rotate (2.35567089141675) translate (16.369cm 6.0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 draw:text-style-name="P6" draw:layer="layout" svg:width="0.716cm" svg:height="0.716cm" draw:transform="rotate (2.35567089141675) translate (17.491cm 6.07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2" draw:text-style-name="P6" draw:layer="layout" svg:width="0.716cm" svg:height="0.716cm" draw:transform="rotate (2.35567089141675) translate (16.926cm 5.53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7" draw:style-name="gr2" draw:text-style-name="P6" draw:layer="layout" svg:width="3.565cm" svg:height="4.988cm" draw:transform="rotate (-1.5707963267949) translate (19.421cm 8.66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8" draw:style-name="gr2" draw:text-style-name="P6" draw:layer="layout" svg:width="3.184cm" svg:height="3.184cm" draw:transform="rotate (-0.785921762173046) translate (16.939cm 11.17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9" draw:style-name="gr3" draw:text-style-name="P7" draw:layer="layout" svg:width="4.155cm" svg:height="6.369cm" draw:transform="rotate (1.5707963267949) translate (13.75cm 9.56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20" draw:style-name="gr4" draw:text-style-name="P8" draw:layer="layout" svg:width="3.103cm" svg:height="3.103cm" svg:x="13.831cm" svg:y="8.07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 draw:text-style-name="P8" draw:layer="layout" svg:width="3.103cm" svg:height="3.103cm" svg:x="16.935cm" svg:y="8.08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4" draw:text-style-name="P8" draw:layer="layout" svg:width="3.103cm" svg:height="3.103cm" svg:x="13.831cm" svg:y="11.19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4" draw:text-style-name="P8" draw:layer="layout" svg:width="3.103cm" svg:height="3.103cm" svg:x="16.935cm" svg:y="11.16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4" draw:text-style-name="P8" draw:layer="layout" svg:width="3.103cm" svg:height="3.103cm" draw:transform="rotate (-0.785921762173046) translate (19.132cm 8.99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4" draw:text-style-name="P8" draw:layer="layout" svg:width="3.103cm" svg:height="3.103cm" draw:transform="rotate (-0.785921762173046) translate (14.736cm 8.99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6">
            <draw:custom-shape draw:name="Oval 31" draw:style-name="gr4" draw:text-style-name="P8" draw:layer="layout" svg:width="0.697cm" svg:height="0.697cm" draw:transform="rotate (-3.14159265358979) translate (17.628cm 6.3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4" draw:text-style-name="P8" draw:layer="layout" svg:width="0.697cm" svg:height="0.697cm" draw:transform="rotate (-3.14159265358979) translate (16.929cm 6.32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4" draw:text-style-name="P8" draw:layer="layout" svg:width="0.697cm" svg:height="0.697cm" draw:transform="rotate (-3.14159265358979) translate (17.628cm 5.62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 draw:text-style-name="P8" draw:layer="layout" svg:width="0.697cm" svg:height="0.697cm" draw:transform="rotate (-3.14159265358979) translate (16.929cm 5.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 draw:text-style-name="P8" draw:layer="layout" svg:width="0.697cm" svg:height="0.697cm" draw:transform="rotate (2.35567089141675) translate (16.435cm 6.11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 draw:text-style-name="P8" draw:layer="layout" svg:width="0.697cm" svg:height="0.697cm" draw:transform="rotate (2.35567089141675) translate (17.424cm 6.11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 draw:text-style-name="P8" draw:layer="layout" svg:width="0.697cm" svg:height="0.697cm" draw:transform="rotate (2.35567089141675) translate (16.926cm 5.6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27" draw:style-name="gr5" draw:text-style-name="P9" draw:layer="layout" svg:width="3.474cm" svg:height="4.861cm" draw:transform="rotate (-1.5707963267949) translate (19.357cm 8.70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28" draw:style-name="gr4" draw:text-style-name="P8" draw:layer="layout" svg:width="3.103cm" svg:height="3.103cm" draw:transform="rotate (-0.785921762173046) translate (16.95cm 11.17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29" draw:style-name="gr3" draw:text-style-name="P7" draw:layer="layout" svg:width="4.162cm" svg:height="6.207cm" draw:transform="rotate (1.5707963267949) translate (13.831cm 9.57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30" draw:style-name="gr4" draw:text-style-name="P8" draw:layer="layout" svg:width="3.103cm" svg:height="3.103cm" draw:transform="rotate (-0.785921762173046) translate (16.928cm 10.65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1" presentation:style-name="pr4" draw:text-style-name="P11" draw:layer="layout" svg:width="29.209cm" svg:height="3.681cm" svg:x="2.328cm" svg:y="1.014cm" presentation:class="title" presentation:user-transformed="true">
          <draw:text-box>
            <text:p text:style-name="P10"><text:span text:style-name="T3">Santa</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Santa"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Santa</text:span></text:p>
          </draw:text-box>
        </draw:frame>
        <draw:frame draw:name="Content Placeholder 2" presentation:style-name="pr6" draw:text-style-name="P13" draw:layer="layout" svg:width="29.209cm" svg:height="12.086cm" svg:x="2.328cm" svg:y="5.071cm" presentation:class="outline" presentation:user-transformed="true">
          <draw:text-box>
            <text:list text:style-name="L4">
              <text:list-item>
                <text:p text:style-name="P12"><text:span text:style-name="T4">Santa </text:span><text:span text:style-name="T4">doesn’t </text:span><text:span text:style-name="T4">do </text:span><text:span text:style-name="T4">anythin</text:span><text:span text:style-name="T4">g on </text:span><text:span text:style-name="T4">his </text:span><text:span text:style-name="T4">own.</text:span></text:p>
              </text:list-item>
            </text:list>
            <text:p text:style-name="P12"><text:span text:style-name="T4"/></text:p>
            <text:list text:continue-numbering="true" text:style-name="L4">
              <text:list-item>
                <text:p text:style-name="P12"><text:span text:style-name="T4">Default </text:span><text:span text:style-name="T4">state is </text:span><text:span text:style-name="T4">to </text:span><text:span text:style-name="T4">sleep </text:span><text:span text:style-name="T4">forever.</text:span></text:p>
              </text:list-item>
            </text:list>
            <text:p text:style-name="P12"><text:span text:style-name="T4"/></text:p>
            <text:list text:continue-numbering="true" text:style-name="L4">
              <text:list-item>
                <text:p text:style-name="P12"><text:span text:style-name="T4">Will </text:span><text:span text:style-name="T4">deliver </text:span><text:span text:style-name="T4">present</text:span><text:span text:style-name="T4">s with </text:span><text:span text:style-name="T4">Reinde</text:span><text:span text:style-name="T4">er once </text:span><text:span text:style-name="T4">all 9 </text:span><text:span text:style-name="T4">are </text:span><text:span text:style-name="T4">ready.</text:span></text:p>
              </text:list-item>
            </text:list>
            <text:p text:style-name="P12"><text:span text:style-name="T4"/></text:p>
            <text:list text:continue-numbering="true" text:style-name="L4">
              <text:list-item>
                <text:p text:style-name="P12"><text:span text:style-name="T4">Will </text:span><text:span text:style-name="T4">consult </text:span><text:span text:style-name="T4">with </text:span><text:span text:style-name="T4">Elves </text:span><text:span text:style-name="T4">once a </text:span><text:span text:style-name="T4">group </text:span><text:span text:style-name="T4">of 3 are </text:span><text:span text:style-name="T4">ready.</text:span></text:p>
              </text:list-item>
            </text:list>
          </draw:text-box>
        </draw:frame>
        <presentation:notes draw:style-name="dp2">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Reindeer" draw:style-name="dp1" draw:master-page-name="Title_20_and_20_Content" presentation:presentation-page-layout-name="AL2T11">
        <draw:g draw:name="Group 3">
          <draw:custom-shape draw:name="Teardrop 4" draw:style-name="gr6" draw:text-style-name="P14" draw:layer="layout" svg:width="1.967cm" svg:height="1.973cm" draw:transform="rotate (-3.14159265358979) translate (20.907cm 9.9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5" draw:style-name="gr6" draw:text-style-name="P14" draw:layer="layout" svg:width="4.76cm" svg:height="6.498cm" draw:transform="rotate (-1.5707963267949) translate (20.158cm 10.13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6" draw:style-name="gr7" draw:text-style-name="P15" draw:layer="layout" svg:width="1.205cm" svg:height="1.205cm" draw:transform="rotate (-3.14159265358979) translate (20.525cm 9.52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7" draw:style-name="gr6" draw:text-style-name="P14" draw:layer="layout" svg:width="1.967cm" svg:height="1.973cm" draw:transform="rotate (-1.5707963267949) translate (14.8cm 7.95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8" draw:style-name="gr7" draw:text-style-name="P15" draw:layer="layout" svg:width="1.205cm" svg:height="1.205cm" draw:transform="rotate (-1.5707963267949) translate (14.416cm 8.33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9">
            <draw:custom-shape draw:name="Flowchart: Delay 16" draw:style-name="gr7" draw:text-style-name="P15" draw:layer="layout" svg:width="0.813cm" svg:height="3.947cm" draw:transform="rotate (-2.90579867164536) translate (16.27cm 8.74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7" draw:style-name="gr7" draw:text-style-name="P15" draw:layer="layout" svg:width="0.517cm" svg:height="1.528cm" draw:transform="rotate (-1.57882484135407) translate (15.498cm 6.05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8" draw:style-name="gr7" draw:text-style-name="P15" draw:layer="layout" svg:width="0.517cm" svg:height="1.528cm" draw:transform="rotate (-1.57882484135407) translate (15.751cm 7.19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0">
            <draw:custom-shape draw:name="Flowchart: Delay 13" draw:style-name="gr7" draw:text-style-name="P15" draw:layer="layout" svg:width="0.813cm" svg:height="3.947cm" draw:transform="rotate (0.235793981944434) translate (17.474cm 5.093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 draw:style-name="gr7" draw:text-style-name="P15" draw:layer="layout" svg:width="0.517cm" svg:height="1.528cm" draw:transform="rotate (1.56276781223572) translate (18.246cm 6.5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5" draw:style-name="gr7" draw:text-style-name="P15" draw:layer="layout" svg:width="0.517cm" svg:height="1.528cm" draw:transform="rotate (1.56276781223572) translate (17.993cm 7.698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1" draw:style-name="gr6" draw:text-style-name="P14" draw:layer="layout" svg:width="4.357cm" svg:height="6.498cm" draw:transform="rotate (1.5707963267949) translate (13.659cm 12.29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2" draw:style-name="gr3" draw:text-style-name="P7" draw:layer="layout" svg:width="2.002cm" svg:height="2.002cm" svg:x="15.881cm" svg:y="11.70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1" presentation:style-name="pr4" draw:text-style-name="P11" draw:layer="layout" svg:width="29.209cm" svg:height="3.681cm" svg:x="2.328cm" svg:y="1.014cm" presentation:class="title" presentation:user-transformed="true">
          <draw:text-box>
            <text:p text:style-name="P10"><text:span text:style-name="T3">Reindeer</text:span></text:p>
          </draw:text-box>
        </draw:frame>
        <presentation:notes draw:style-name="dp2">
          <draw:page-thumbnail draw:style-name="gr1"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Reindeer"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Reindeer</text:span></text:p>
          </draw:text-box>
        </draw:frame>
        <draw:frame draw:name="Content Placeholder 2" presentation:style-name="pr6" draw:text-style-name="P13" draw:layer="layout" svg:width="29.209cm" svg:height="12.086cm" svg:x="2.328cm" svg:y="5.071cm" presentation:class="outline" presentation:user-transformed="true">
          <draw:text-box>
            <text:list text:style-name="L4">
              <text:list-item>
                <text:p text:style-name="P12"><text:span text:style-name="T4">There </text:span><text:span text:style-name="T4">are 9 </text:span><text:span text:style-name="T4">Reinde</text:span><text:span text:style-name="T4">er.</text:span></text:p>
              </text:list-item>
            </text:list>
            <text:p text:style-name="P12"><text:span text:style-name="T4"/></text:p>
            <text:list text:continue-numbering="true" text:style-name="L4">
              <text:list-item>
                <text:p text:style-name="P12"><text:span text:style-name="T4">Reinde</text:span><text:span text:style-name="T4">er go </text:span><text:span text:style-name="T4">on </text:span><text:span text:style-name="T4">holiday </text:span><text:span text:style-name="T4">for a </text:span><text:span text:style-name="T4">random </text:span><text:span text:style-name="T4">length </text:span><text:span text:style-name="T4">of time.</text:span></text:p>
              </text:list-item>
            </text:list>
            <text:p text:style-name="P12"><text:span text:style-name="T4"/></text:p>
            <text:list text:continue-numbering="true" text:style-name="L4">
              <text:list-item>
                <text:p text:style-name="P12"><text:span text:style-name="T4">Once </text:span><text:span text:style-name="T4">all 9 </text:span><text:span text:style-name="T4">return </text:span><text:span text:style-name="T4">the last </text:span><text:span text:style-name="T4">Reinde</text:span><text:span text:style-name="T4">er tells </text:span><text:span text:style-name="T4">Santa </text:span><text:span text:style-name="T4">and </text:span><text:span text:style-name="T4">they all </text:span><text:span text:style-name="T4">deliver </text:span><text:span text:style-name="T4">present</text:span><text:span text:style-name="T4">s.</text:span></text:p>
              </text:list-item>
            </text:list>
            <text:p text:style-name="P12"><text:span text:style-name="T4"/></text:p>
            <text:p text:style-name="P12"><text:span text:style-name="T4"/></text:p>
          </draw:text-box>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Elves" draw:style-name="dp1" draw:master-page-name="Title_20_and_20_Content" presentation:presentation-page-layout-name="AL2T11">
        <draw:g draw:name="Group 3">
          <draw:custom-shape draw:name="Teardrop 4" draw:style-name="gr8" draw:text-style-name="P16" draw:layer="layout" svg:width="1.593cm" svg:height="1.593cm" svg:x="19.391cm" svg:y="10.28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5" draw:style-name="gr8" draw:text-style-name="P16" draw:layer="layout" svg:width="1.593cm" svg:height="1.593cm" draw:transform="rotate (1.5707963267949) translate (12.86cm 11.89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6" draw:style-name="gr5" draw:text-style-name="P9" draw:layer="layout" svg:width="5.809cm" svg:height="6.477cm" draw:transform="rotate (-1.5707963267949) translate (20.188cm 8.97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7" draw:style-name="gr3" draw:text-style-name="P7" draw:layer="layout" svg:width="1.996cm" svg:height="1.996cm" svg:x="15.95cm" svg:y="4.82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8" draw:style-name="gr9" draw:text-style-name="P17" draw:layer="layout" svg:width="4.343cm" svg:height="6.477cm" draw:transform="rotate (1.5707963267949) translate (13.71cm 9.88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frame draw:name="Title 1" presentation:style-name="pr4" draw:text-style-name="P11" draw:layer="layout" svg:width="29.209cm" svg:height="3.681cm" svg:x="2.328cm" svg:y="1.014cm" presentation:class="title" presentation:user-transformed="true">
          <draw:text-box>
            <text:p text:style-name="P10"><text:span text:style-name="T3">Elves</text:span></text:p>
          </draw:text-box>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Elves"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Elves</text:span></text:p>
          </draw:text-box>
        </draw:frame>
        <draw:frame draw:name="Content Placeholder 2" presentation:style-name="pr6" draw:text-style-name="P13" draw:layer="layout" svg:width="29.209cm" svg:height="12.086cm" svg:x="2.328cm" svg:y="5.071cm" presentation:class="outline" presentation:user-transformed="true">
          <draw:text-box>
            <text:list text:style-name="L4">
              <text:list-item>
                <text:p text:style-name="P12"><text:span text:style-name="T4">There </text:span><text:span text:style-name="T4">are 10 </text:span><text:span text:style-name="T4">Elves.</text:span></text:p>
              </text:list-item>
            </text:list>
            <text:p text:style-name="P12"><text:span text:style-name="T4"/></text:p>
            <text:list text:continue-numbering="true" text:style-name="L4">
              <text:list-item>
                <text:p text:style-name="P12"><text:span text:style-name="T4">Elves </text:span><text:span text:style-name="T4">build </text:span><text:span text:style-name="T4">toys </text:span><text:span text:style-name="T4">and will </text:span><text:span text:style-name="T4">encoun</text:span><text:span text:style-name="T4">ter a </text:span><text:span text:style-name="T4">proble</text:span><text:span text:style-name="T4">m after </text:span><text:span text:style-name="T4">a </text:span><text:span text:style-name="T4">random </text:span><text:span text:style-name="T4">amount </text:span><text:span text:style-name="T4">of time.</text:span></text:p>
              </text:list-item>
            </text:list>
            <text:p text:style-name="P12"><text:span text:style-name="T4"/></text:p>
            <text:list text:continue-numbering="true" text:style-name="L4">
              <text:list-item>
                <text:p text:style-name="P12"><text:span text:style-name="T4">If they </text:span><text:span text:style-name="T4">encoun</text:span><text:span text:style-name="T4">ter a </text:span><text:span text:style-name="T4">proble</text:span><text:span text:style-name="T4">m </text:span><text:span text:style-name="T4">they’ll </text:span><text:span text:style-name="T4">consult </text:span><text:span text:style-name="T4">with </text:span><text:span text:style-name="T4">Santa.</text:span></text:p>
              </text:list-item>
            </text:list>
            <text:p text:style-name="P12"><text:span text:style-name="T4"/></text:p>
            <text:list text:continue-numbering="true" text:style-name="L4">
              <text:list-item>
                <text:p text:style-name="P12"><text:span text:style-name="T4">Need </text:span><text:span text:style-name="T4">to be </text:span><text:span text:style-name="T4">exactly </text:span><text:span text:style-name="T4">3 Elves </text:span><text:span text:style-name="T4">for </text:span><text:span text:style-name="T4">Santa </text:span><text:span text:style-name="T4">to </text:span><text:span text:style-name="T4">consult </text:span><text:span text:style-name="T4">them.</text:span></text:p>
              </text:list-item>
            </text:list>
            <text:p text:style-name="P12"><text:span text:style-name="T4"/></text:p>
          </draw:text-box>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Overall Solution architecture"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Overall Solution architecture</text:span></text:p>
          </draw:text-box>
        </draw:frame>
        <draw:g draw:name="Group 1352">
          <draw:custom-shape draw:name="Teardrop 1353" draw:style-name="gr8" draw:text-style-name="P16" draw:layer="layout" svg:width="0.535cm" svg:height="0.535cm" svg:x="9.512cm" svg:y="10.80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54" draw:style-name="gr8" draw:text-style-name="P16" draw:layer="layout" svg:width="0.535cm" svg:height="0.535cm" draw:transform="rotate (1.5707963267949) translate (7.315cm 11.34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55" draw:style-name="gr5" draw:text-style-name="P9" draw:layer="layout" svg:width="1.954cm" svg:height="2.178cm" draw:transform="rotate (-1.5707963267949) translate (9.78cm 10.35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56" draw:style-name="gr3" draw:text-style-name="P7" draw:layer="layout" svg:width="0.671cm" svg:height="0.671cm" svg:x="8.355cm" svg:y="8.96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57" draw:style-name="gr9" draw:text-style-name="P17" draw:layer="layout" svg:width="1.46cm" svg:height="2.178cm" draw:transform="rotate (1.5707963267949) translate (7.601cm 10.66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58">
          <draw:custom-shape draw:name="Teardrop 1359" draw:style-name="gr6" draw:text-style-name="P14" draw:layer="layout" svg:width="0.659cm" svg:height="0.661cm" draw:transform="rotate (-3.14159265358979) translate (25.662cm 6.60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60" draw:style-name="gr6" draw:text-style-name="P14" draw:layer="layout" svg:width="1.595cm" svg:height="2.178cm" draw:transform="rotate (-1.5707963267949) translate (25.411cm 6.68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361" draw:style-name="gr7" draw:text-style-name="P15" draw:layer="layout" svg:width="0.403cm" svg:height="0.403cm" draw:transform="rotate (-3.14159265358979) translate (25.534cm 6.47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62" draw:style-name="gr6" draw:text-style-name="P14" draw:layer="layout" svg:width="0.659cm" svg:height="0.661cm" draw:transform="rotate (-1.5707963267949) translate (23.614cm 5.9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63" draw:style-name="gr7" draw:text-style-name="P15" draw:layer="layout" svg:width="0.403cm" svg:height="0.403cm" draw:transform="rotate (-1.5707963267949) translate (23.486cm 6.07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364">
            <draw:custom-shape draw:name="Flowchart: Delay 1371" draw:style-name="gr7" draw:text-style-name="P15" draw:layer="layout" svg:width="0.272cm" svg:height="1.323cm" draw:transform="rotate (-2.90579867164536) translate (24.107cm 6.21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2" draw:style-name="gr7" draw:text-style-name="P15" draw:layer="layout" svg:width="0.173cm" svg:height="0.512cm" draw:transform="rotate (-1.57882484135407) translate (23.848cm 5.31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3" draw:style-name="gr7" draw:text-style-name="P15" draw:layer="layout" svg:width="0.173cm" svg:height="0.512cm" draw:transform="rotate (-1.57882484135407) translate (23.933cm 5.69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65">
            <draw:custom-shape draw:name="Flowchart: Delay 1368" draw:style-name="gr7" draw:text-style-name="P15" draw:layer="layout" svg:width="0.272cm" svg:height="1.324cm" draw:transform="rotate (0.235793981944434) translate (24.511cm 4.988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69" draw:style-name="gr7" draw:text-style-name="P15" draw:layer="layout" svg:width="0.173cm" svg:height="0.512cm" draw:transform="rotate (1.56276781223572) translate (24.77cm 5.48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0" draw:style-name="gr7" draw:text-style-name="P15" draw:layer="layout" svg:width="0.173cm" svg:height="0.512cm" draw:transform="rotate (1.56276781223572) translate (24.685cm 5.864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366" draw:style-name="gr6" draw:text-style-name="P14" draw:layer="layout" svg:width="1.46cm" svg:height="2.178cm" draw:transform="rotate (1.5707963267949) translate (23.232cm 7.40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7" draw:style-name="gr3" draw:text-style-name="P7" draw:layer="layout" svg:width="0.671cm" svg:height="0.671cm" svg:x="23.977cm" svg:y="7.20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4">
          <draw:custom-shape draw:name="Oval 1375" draw:style-name="gr2" draw:text-style-name="P6" draw:layer="layout" svg:width="1.117cm" svg:height="1.117cm" svg:x="15.525cm" svg:y="9.84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6" draw:style-name="gr2" draw:text-style-name="P6" draw:layer="layout" svg:width="1.117cm" svg:height="1.117cm" svg:x="16.644cm" svg:y="9.84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7" draw:style-name="gr2" draw:text-style-name="P6" draw:layer="layout" svg:width="1.117cm" svg:height="1.117cm" svg:x="15.525cm" svg:y="10.9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8" draw:style-name="gr2" draw:text-style-name="P6" draw:layer="layout" svg:width="1.117cm" svg:height="1.117cm" svg:x="16.644cm" svg:y="10.95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9" draw:style-name="gr2" draw:text-style-name="P6" draw:layer="layout" svg:width="1.117cm" svg:height="1.117cm" draw:transform="rotate (-0.785921762173046) translate (17.435cm 10.16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0" draw:style-name="gr2" draw:text-style-name="P6" draw:layer="layout" svg:width="1.117cm" svg:height="1.117cm" draw:transform="rotate (-0.785921762173046) translate (15.852cm 10.16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1" draw:style-name="gr2" draw:text-style-name="P6" draw:layer="layout" svg:width="0.251cm" svg:height="0.251cm" draw:transform="rotate (-3.14159265358979) translate (16.893cm 9.2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2" draw:style-name="gr2" draw:text-style-name="P6" draw:layer="layout" svg:width="0.251cm" svg:height="0.251cm" draw:transform="rotate (-3.14159265358979) translate (16.642cm 9.2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3" draw:style-name="gr2" draw:text-style-name="P6" draw:layer="layout" svg:width="0.251cm" svg:height="0.251cm" draw:transform="rotate (-3.14159265358979) translate (16.912cm 8.97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4" draw:style-name="gr2" draw:text-style-name="P6" draw:layer="layout" svg:width="0.251cm" svg:height="0.251cm" draw:transform="rotate (-3.14159265358979) translate (16.627cm 8.98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5" draw:style-name="gr2" draw:text-style-name="P6" draw:layer="layout" svg:width="0.251cm" svg:height="0.251cm" draw:transform="rotate (2.35567089141675) translate (16.445cm 9.1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6" draw:style-name="gr2" draw:text-style-name="P6" draw:layer="layout" svg:width="0.251cm" svg:height="0.251cm" draw:transform="rotate (2.35567089141675) translate (16.839cm 9.16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7" draw:style-name="gr2" draw:text-style-name="P6" draw:layer="layout" svg:width="0.251cm" svg:height="0.251cm" draw:transform="rotate (2.35567089141675) translate (16.64cm 8.97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88" draw:style-name="gr2" draw:text-style-name="P6" draw:layer="layout" svg:width="1.251cm" svg:height="1.75cm" draw:transform="rotate (-1.5707963267949) translate (17.516cm 10.06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89" draw:style-name="gr2" draw:text-style-name="P6" draw:layer="layout" svg:width="1.117cm" svg:height="1.117cm" draw:transform="rotate (-0.785921762173046) translate (16.645cm 10.95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90" draw:style-name="gr3" draw:text-style-name="P7" draw:layer="layout" svg:width="1.458cm" svg:height="2.235cm" draw:transform="rotate (1.5707963267949) translate (15.525cm 10.38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1" draw:style-name="gr4" draw:text-style-name="P8" draw:layer="layout" svg:width="1.089cm" svg:height="1.089cm" svg:x="15.554cm" svg:y="9.86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2" draw:style-name="gr4" draw:text-style-name="P8" draw:layer="layout" svg:width="1.089cm" svg:height="1.089cm" svg:x="16.643cm" svg:y="9.86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3" draw:style-name="gr4" draw:text-style-name="P8" draw:layer="layout" svg:width="1.089cm" svg:height="1.089cm" svg:x="15.554cm" svg:y="10.95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4" draw:style-name="gr4" draw:text-style-name="P8" draw:layer="layout" svg:width="1.089cm" svg:height="1.089cm" svg:x="16.643cm" svg:y="10.94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5" draw:style-name="gr4" draw:text-style-name="P8" draw:layer="layout" svg:width="1.089cm" svg:height="1.089cm" draw:transform="rotate (-0.785921762173046) translate (17.415cm 10.18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6" draw:style-name="gr4" draw:text-style-name="P8" draw:layer="layout" svg:width="1.089cm" svg:height="1.089cm" draw:transform="rotate (-0.785921762173046) translate (15.872cm 10.18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97">
            <draw:custom-shape draw:name="Oval 1402" draw:style-name="gr4" draw:text-style-name="P8" draw:layer="layout" svg:width="0.244cm" svg:height="0.244cm" draw:transform="rotate (-3.14159265358979) translate (16.887cm 9.24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3" draw:style-name="gr4" draw:text-style-name="P8" draw:layer="layout" svg:width="0.244cm" svg:height="0.244cm" draw:transform="rotate (-3.14159265358979) translate (16.642cm 9.24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4" draw:style-name="gr4" draw:text-style-name="P8" draw:layer="layout" svg:width="0.244cm" svg:height="0.244cm" draw:transform="rotate (-3.14159265358979) translate (16.887cm 9.00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5" draw:style-name="gr4" draw:text-style-name="P8" draw:layer="layout" svg:width="0.244cm" svg:height="0.244cm" draw:transform="rotate (-3.14159265358979) translate (16.642cm 9.00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6" draw:style-name="gr4" draw:text-style-name="P8" draw:layer="layout" svg:width="0.244cm" svg:height="0.244cm" draw:transform="rotate (2.35567089141675) translate (16.468cm 9.1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7" draw:style-name="gr4" draw:text-style-name="P8" draw:layer="layout" svg:width="0.244cm" svg:height="0.244cm" draw:transform="rotate (2.35567089141675) translate (16.815cm 9.1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8" draw:style-name="gr4" draw:text-style-name="P8" draw:layer="layout" svg:width="0.244cm" svg:height="0.244cm" draw:transform="rotate (2.35567089141675) translate (16.64cm 8.99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1398" draw:style-name="gr5" draw:text-style-name="P9" draw:layer="layout" svg:width="1.219cm" svg:height="1.706cm" draw:transform="rotate (-1.5707963267949) translate (17.494cm 10.08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9" draw:style-name="gr4" draw:text-style-name="P8" draw:layer="layout" svg:width="1.089cm" svg:height="1.089cm" draw:transform="rotate (-0.785921762173046) translate (16.649cm 10.9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00" draw:style-name="gr3" draw:text-style-name="P7" draw:layer="layout" svg:width="1.46cm" svg:height="2.178cm" draw:transform="rotate (1.5707963267949) translate (15.554cm 10.38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1" draw:style-name="gr4" draw:text-style-name="P8" draw:layer="layout" svg:width="1.089cm" svg:height="1.089cm" draw:transform="rotate (-0.785921762173046) translate (16.641cm 10.7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09">
          <draw:custom-shape draw:name="Teardrop 1410" draw:style-name="gr8" draw:text-style-name="P16" draw:layer="layout" svg:width="0.535cm" svg:height="0.535cm" svg:x="9.496cm" svg:y="14.84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11" draw:style-name="gr8" draw:text-style-name="P16" draw:layer="layout" svg:width="0.535cm" svg:height="0.535cm" draw:transform="rotate (1.5707963267949) translate (7.299cm 15.3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12" draw:style-name="gr5" draw:text-style-name="P9" draw:layer="layout" svg:width="1.954cm" svg:height="2.178cm" draw:transform="rotate (-1.5707963267949) translate (9.764cm 14.40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13" draw:style-name="gr3" draw:text-style-name="P7" draw:layer="layout" svg:width="0.671cm" svg:height="0.671cm" svg:x="8.338cm" svg:y="13.01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14" draw:style-name="gr9" draw:text-style-name="P17" draw:layer="layout" svg:width="1.46cm" svg:height="2.178cm" draw:transform="rotate (1.5707963267949) translate (7.584cm 14.71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15">
          <draw:custom-shape draw:name="Teardrop 1416" draw:style-name="gr8" draw:text-style-name="P16" draw:layer="layout" svg:width="0.535cm" svg:height="0.535cm" svg:x="9.506cm" svg:y="6.75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17" draw:style-name="gr8" draw:text-style-name="P16" draw:layer="layout" svg:width="0.535cm" svg:height="0.535cm" draw:transform="rotate (1.5707963267949) translate (7.309cm 7.29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18" draw:style-name="gr5" draw:text-style-name="P9" draw:layer="layout" svg:width="1.954cm" svg:height="2.178cm" draw:transform="rotate (-1.5707963267949) translate (9.774cm 6.31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19" draw:style-name="gr3" draw:text-style-name="P7" draw:layer="layout" svg:width="0.671cm" svg:height="0.671cm" svg:x="8.348cm" svg:y="4.91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20" draw:style-name="gr9" draw:text-style-name="P17" draw:layer="layout" svg:width="1.46cm" svg:height="2.178cm" draw:transform="rotate (1.5707963267949) translate (7.594cm 6.61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21">
          <draw:custom-shape draw:name="Teardrop 1422" draw:style-name="gr6" draw:text-style-name="P14" draw:layer="layout" svg:width="0.659cm" svg:height="0.661cm" draw:transform="rotate (-3.14159265358979) translate (25.662cm 14.68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23" draw:style-name="gr6" draw:text-style-name="P14" draw:layer="layout" svg:width="1.595cm" svg:height="2.178cm" draw:transform="rotate (-1.5707963267949) translate (25.411cm 14.76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24" draw:style-name="gr7" draw:text-style-name="P15" draw:layer="layout" svg:width="0.403cm" svg:height="0.403cm" draw:transform="rotate (-3.14159265358979) translate (25.534cm 14.55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25" draw:style-name="gr6" draw:text-style-name="P14" draw:layer="layout" svg:width="0.659cm" svg:height="0.661cm" draw:transform="rotate (-1.5707963267949) translate (23.614cm 14.03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26" draw:style-name="gr7" draw:text-style-name="P15" draw:layer="layout" svg:width="0.403cm" svg:height="0.403cm" draw:transform="rotate (-1.5707963267949) translate (23.486cm 14.1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27">
            <draw:custom-shape draw:name="Flowchart: Delay 1434" draw:style-name="gr7" draw:text-style-name="P15" draw:layer="layout" svg:width="0.272cm" svg:height="1.323cm" draw:transform="rotate (-2.90579867164536) translate (24.107cm 14.29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5" draw:style-name="gr7" draw:text-style-name="P15" draw:layer="layout" svg:width="0.173cm" svg:height="0.512cm" draw:transform="rotate (-1.57882484135407) translate (23.848cm 13.39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6" draw:style-name="gr7" draw:text-style-name="P15" draw:layer="layout" svg:width="0.173cm" svg:height="0.512cm" draw:transform="rotate (-1.57882484135407) translate (23.933cm 13.77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28">
            <draw:custom-shape draw:name="Flowchart: Delay 1431" draw:style-name="gr7" draw:text-style-name="P15" draw:layer="layout" svg:width="0.272cm" svg:height="1.324cm" draw:transform="rotate (0.235793981944434) translate (24.511cm 13.07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2" draw:style-name="gr7" draw:text-style-name="P15" draw:layer="layout" svg:width="0.173cm" svg:height="0.512cm" draw:transform="rotate (1.56276781223572) translate (24.77cm 13.565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3" draw:style-name="gr7" draw:text-style-name="P15" draw:layer="layout" svg:width="0.173cm" svg:height="0.512cm" draw:transform="rotate (1.56276781223572) translate (24.685cm 13.94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29" draw:style-name="gr6" draw:text-style-name="P14" draw:layer="layout" svg:width="1.46cm" svg:height="2.178cm" draw:transform="rotate (1.5707963267949) translate (23.232cm 15.48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30" draw:style-name="gr3" draw:text-style-name="P7" draw:layer="layout" svg:width="0.671cm" svg:height="0.671cm" svg:x="23.977cm" svg:y="15.2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37">
          <draw:custom-shape draw:name="Teardrop 1438" draw:style-name="gr6" draw:text-style-name="P14" draw:layer="layout" svg:width="0.659cm" svg:height="0.661cm" draw:transform="rotate (-3.14159265358979) translate (25.668cm 10.62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39" draw:style-name="gr6" draw:text-style-name="P14" draw:layer="layout" svg:width="1.595cm" svg:height="2.178cm" draw:transform="rotate (-1.5707963267949) translate (25.417cm 10.70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40" draw:style-name="gr7" draw:text-style-name="P15" draw:layer="layout" svg:width="0.403cm" svg:height="0.403cm" draw:transform="rotate (-3.14159265358979) translate (25.54cm 10.49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41" draw:style-name="gr6" draw:text-style-name="P14" draw:layer="layout" svg:width="0.659cm" svg:height="0.661cm" draw:transform="rotate (-1.5707963267949) translate (23.62cm 9.97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42" draw:style-name="gr7" draw:text-style-name="P15" draw:layer="layout" svg:width="0.403cm" svg:height="0.403cm" draw:transform="rotate (-1.5707963267949) translate (23.491cm 10.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43">
            <draw:custom-shape draw:name="Flowchart: Delay 1450" draw:style-name="gr7" draw:text-style-name="P15" draw:layer="layout" svg:width="0.272cm" svg:height="1.323cm" draw:transform="rotate (-2.90579867164536) translate (24.113cm 10.23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51" draw:style-name="gr7" draw:text-style-name="P15" draw:layer="layout" svg:width="0.173cm" svg:height="0.512cm" draw:transform="rotate (-1.57882484135407) translate (23.854cm 9.33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52" draw:style-name="gr7" draw:text-style-name="P15" draw:layer="layout" svg:width="0.173cm" svg:height="0.512cm" draw:transform="rotate (-1.57882484135407) translate (23.939cm 9.71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44">
            <draw:custom-shape draw:name="Flowchart: Delay 1447" draw:style-name="gr7" draw:text-style-name="P15" draw:layer="layout" svg:width="0.272cm" svg:height="1.324cm" draw:transform="rotate (0.235793981944434) translate (24.516cm 9.01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8" draw:style-name="gr7" draw:text-style-name="P15" draw:layer="layout" svg:width="0.173cm" svg:height="0.512cm" draw:transform="rotate (1.56276781223572) translate (24.775cm 9.505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9" draw:style-name="gr7" draw:text-style-name="P15" draw:layer="layout" svg:width="0.173cm" svg:height="0.512cm" draw:transform="rotate (1.56276781223572) translate (24.69cm 9.88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45" draw:style-name="gr6" draw:text-style-name="P14" draw:layer="layout" svg:width="1.46cm" svg:height="2.178cm" draw:transform="rotate (1.5707963267949) translate (23.237cm 11.42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46" draw:style-name="gr3" draw:text-style-name="P7" draw:layer="layout" svg:width="0.671cm" svg:height="0.671cm" svg:x="23.982cm" svg:y="11.2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bow Connector 1463" draw:style-name="gr10" draw:text-style-name="P18" draw:layer="layout" svg:width="4.215cm" svg:height="4.176cm" svg:x="10.569cm" svg:y="6.67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64" draw:style-name="gr10" draw:text-style-name="P18" draw:layer="layout" svg:width="3.849cm" svg:height="0.015cm" svg:x="18.536cm" svg:y="10.8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65" draw:style-name="gr10" draw:text-style-name="P18" draw:layer="layout" svg:width="3.853cm" svg:height="4.176cm" draw:transform="rotate (-3.14159265358979) translate (22.39cm 10.8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66" draw:style-name="gr10" draw:text-style-name="P18" draw:layer="layout" svg:width="3.853cm" svg:height="3.971cm" draw:transform="rotate (-3.14159265358979) translate (22.39cm 14.82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67" draw:style-name="gr10" draw:text-style-name="P18" draw:layer="layout" svg:width="4.215cm" svg:height="3.971cm" svg:x="10.569cm" svg:y="10.848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68" draw:style-name="gr10" draw:text-style-name="P18" draw:layer="layout" svg:width="4.219cm" svg:height="0.015cm" svg:x="10.565cm" svg:y="10.848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81" draw:style-name="gr10" draw:text-style-name="P18" draw:layer="layout" svg:width="0.003cm" svg:height="3.956cm" svg:x="26.134cm" svg:y="10.866cm">
          <text:p/>
          <draw:enhanced-geometry draw:mirror-horizontal="true" draw:mirror-vertical="true" draw:text-areas="0 0 ?f2 ?f3" svg:viewBox="0 0 0 0" draw:type="ooxml-bentConnector3" draw:modifiers="-465731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82" draw:style-name="gr10" draw:text-style-name="P18" draw:layer="layout" svg:width="0.003cm" svg:height="4.191cm" svg:x="26.134cm" svg:y="6.673cm">
          <text:p/>
          <draw:enhanced-geometry draw:mirror-horizontal="true" draw:mirror-vertical="false" draw:text-areas="0 0 ?f2 ?f3" svg:viewBox="0 0 0 0" draw:type="ooxml-bentConnector3" draw:modifiers="-4654244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83" draw:style-name="gr10" draw:text-style-name="P18" draw:layer="layout" svg:width="0.003cm" svg:height="4.191cm" draw:transform="rotate (-3.14159265358979) translate (6.819cm 10.864cm)">
          <text:p/>
          <draw:enhanced-geometry draw:mirror-horizontal="false" draw:mirror-vertical="true" draw:text-areas="0 0 ?f2 ?f3" svg:viewBox="0 0 0 0" draw:type="ooxml-bentConnector3" draw:modifiers="5177333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84" draw:style-name="gr10" draw:text-style-name="P18" draw:layer="layout" svg:width="0.003cm" svg:height="3.956cm" draw:transform="rotate (-3.14159265358979) translate (6.817cm 14.823cm)">
          <text:p/>
          <draw:enhanced-geometry draw:mirror-horizontal="true" draw:mirror-vertical="true" draw:text-areas="0 0 ?f2 ?f3" svg:viewBox="0 0 0 0" draw:type="ooxml-bentConnector3" draw:modifiers="-517072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Santa"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Santa</text:span></text:p>
          </draw:text-box>
        </draw:frame>
        <draw:g draw:name="Group 1352">
          <draw:custom-shape draw:name="Oval 1353" draw:style-name="gr2" draw:text-style-name="P6" draw:layer="layout" svg:width="4.799cm" svg:height="4.799cm" svg:x="12.136cm" svg:y="7.09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4" draw:style-name="gr2" draw:text-style-name="P6" draw:layer="layout" svg:width="4.799cm" svg:height="4.799cm" svg:x="16.936cm" svg:y="7.10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5" draw:style-name="gr2" draw:text-style-name="P6" draw:layer="layout" svg:width="4.799cm" svg:height="4.799cm" svg:x="12.136cm" svg:y="11.89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6" draw:style-name="gr2" draw:text-style-name="P6" draw:layer="layout" svg:width="4.799cm" svg:height="4.799cm" svg:x="16.936cm" svg:y="11.85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7" draw:style-name="gr2" draw:text-style-name="P6" draw:layer="layout" svg:width="4.799cm" svg:height="4.799cm" draw:transform="rotate (-0.785921762173046) translate (20.334cm 8.4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8" draw:style-name="gr2" draw:text-style-name="P6" draw:layer="layout" svg:width="4.799cm" svg:height="4.799cm" draw:transform="rotate (-0.785921762173046) translate (13.536cm 8.48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9" draw:style-name="gr2" draw:text-style-name="P6" draw:layer="layout" svg:width="1.079cm" svg:height="1.079cm" draw:transform="rotate (-3.14159265358979) translate (18.008cm 4.49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0" draw:style-name="gr2" draw:text-style-name="P6" draw:layer="layout" svg:width="1.079cm" svg:height="1.079cm" draw:transform="rotate (-3.14159265358979) translate (16.928cm 4.48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1" draw:style-name="gr2" draw:text-style-name="P6" draw:layer="layout" svg:width="1.079cm" svg:height="1.079cm" draw:transform="rotate (-3.14159265358979) translate (18.089cm 3.37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2" draw:style-name="gr2" draw:text-style-name="P6" draw:layer="layout" svg:width="1.079cm" svg:height="1.079cm" draw:transform="rotate (-3.14159265358979) translate (16.864cm 3.41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3" draw:style-name="gr2" draw:text-style-name="P6" draw:layer="layout" svg:width="1.079cm" svg:height="1.079cm" draw:transform="rotate (2.35567089141675) translate (16.083cm 4.17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4" draw:style-name="gr2" draw:text-style-name="P6" draw:layer="layout" svg:width="1.079cm" svg:height="1.079cm" draw:transform="rotate (2.35567089141675) translate (17.774cm 4.17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5" draw:style-name="gr2" draw:text-style-name="P6" draw:layer="layout" svg:width="1.079cm" svg:height="1.079cm" draw:transform="rotate (2.35567089141675) translate (16.923cm 3.3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66" draw:style-name="gr2" draw:text-style-name="P6" draw:layer="layout" svg:width="5.372cm" svg:height="7.518cm" draw:transform="rotate (-1.5707963267949) translate (20.683cm 8.06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7" draw:style-name="gr2" draw:text-style-name="P6" draw:layer="layout" svg:width="4.799cm" svg:height="4.799cm" draw:transform="rotate (-0.785921762173046) translate (16.942cm 11.84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68" draw:style-name="gr3" draw:text-style-name="P7" draw:layer="layout" svg:width="6.263cm" svg:height="9.6cm" draw:transform="rotate (1.5707963267949) translate (12.136cm 9.42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9" draw:style-name="gr4" draw:text-style-name="P8" draw:layer="layout" svg:width="4.677cm" svg:height="4.677cm" svg:x="12.257cm" svg:y="7.18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0" draw:style-name="gr4" draw:text-style-name="P8" draw:layer="layout" svg:width="4.677cm" svg:height="4.677cm" svg:x="16.935cm" svg:y="7.18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1" draw:style-name="gr4" draw:text-style-name="P8" draw:layer="layout" svg:width="4.677cm" svg:height="4.677cm" svg:x="12.257cm" svg:y="11.8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2" draw:style-name="gr4" draw:text-style-name="P8" draw:layer="layout" svg:width="4.677cm" svg:height="4.677cm" svg:x="16.935cm" svg:y="11.8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3" draw:style-name="gr4" draw:text-style-name="P8" draw:layer="layout" svg:width="4.677cm" svg:height="4.677cm" draw:transform="rotate (-0.785921762173046) translate (20.247cm 8.56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4" draw:style-name="gr4" draw:text-style-name="P8" draw:layer="layout" svg:width="4.677cm" svg:height="4.677cm" draw:transform="rotate (-0.785921762173046) translate (13.622cm 8.56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75">
            <draw:custom-shape draw:name="Oval 1380" draw:style-name="gr4" draw:text-style-name="P8" draw:layer="layout" svg:width="1.051cm" svg:height="1.051cm" draw:transform="rotate (-3.14159265358979) translate (17.98cm 4.54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1" draw:style-name="gr4" draw:text-style-name="P8" draw:layer="layout" svg:width="1.051cm" svg:height="1.051cm" draw:transform="rotate (-3.14159265358979) translate (16.927cm 4.53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2" draw:style-name="gr4" draw:text-style-name="P8" draw:layer="layout" svg:width="1.051cm" svg:height="1.051cm" draw:transform="rotate (-3.14159265358979) translate (17.98cm 3.48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3" draw:style-name="gr4" draw:text-style-name="P8" draw:layer="layout" svg:width="1.051cm" svg:height="1.051cm" draw:transform="rotate (-3.14159265358979) translate (16.927cm 3.49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4" draw:style-name="gr4" draw:text-style-name="P8" draw:layer="layout" svg:width="1.051cm" svg:height="1.051cm" draw:transform="rotate (2.35567089141675) translate (16.182cm 4.23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5" draw:style-name="gr4" draw:text-style-name="P8" draw:layer="layout" svg:width="1.051cm" svg:height="1.051cm" draw:transform="rotate (2.35567089141675) translate (17.673cm 4.22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6" draw:style-name="gr4" draw:text-style-name="P8" draw:layer="layout" svg:width="1.051cm" svg:height="1.051cm" draw:transform="rotate (2.35567089141675) translate (16.922cm 3.4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1376" draw:style-name="gr5" draw:text-style-name="P9" draw:layer="layout" svg:width="5.235cm" svg:height="7.326cm" draw:transform="rotate (-1.5707963267949) translate (20.586cm 8.12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7" draw:style-name="gr4" draw:text-style-name="P8" draw:layer="layout" svg:width="4.677cm" svg:height="4.677cm" draw:transform="rotate (-0.785921762173046) translate (16.958cm 11.84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78" draw:style-name="gr3" draw:text-style-name="P7" draw:layer="layout" svg:width="6.272cm" svg:height="9.355cm" draw:transform="rotate (1.5707963267949) translate (12.258cm 9.43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9" draw:style-name="gr4" draw:text-style-name="P8" draw:layer="layout" svg:width="4.677cm" svg:height="4.677cm" draw:transform="rotate (-0.785921762173046) translate (16.925cm 11.06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Terminator 1388" draw:style-name="gr11" draw:text-style-name="P20" draw:layer="layout" svg:width="4.061cm" svg:height="1.608cm" svg:x="14.89cm" svg:y="4.999cm">
          <text:p text:style-name="P19"><text:span text:style-name="T5">Controll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389" draw:style-name="gr11" draw:text-style-name="P20" draw:layer="layout" svg:width="4.061cm" svg:height="1.608cm" svg:x="14.892cm" svg:y="7.971cm">
          <text:p text:style-name="P19"><text:span text:style-name="T5">Buff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390" draw:style-name="gr11" draw:text-style-name="P20" draw:layer="layout" svg:width="4.061cm" svg:height="1.608cm" svg:x="12.308cm" svg:y="11.031cm">
          <text:p text:style-name="P19"><text:span text:style-name="T5">Listen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391" draw:style-name="gr11" draw:text-style-name="P20" draw:layer="layout" svg:width="4.061cm" svg:height="1.608cm" svg:x="17.527cm" svg:y="11.008cm">
          <text:p text:style-name="P19"><text:span text:style-name="T5">Listen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g draw:name="Group 1392">
          <draw:custom-shape draw:name="Teardrop 1393" draw:style-name="gr8" draw:text-style-name="P16" draw:layer="layout" svg:width="1.02cm" svg:height="1.02cm" svg:x="7.495cm" svg:y="10.77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94" draw:style-name="gr8" draw:text-style-name="P16" draw:layer="layout" svg:width="1.02cm" svg:height="1.02cm" draw:transform="rotate (1.5707963267949) translate (3.312cm 11.80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95" draw:style-name="gr5" draw:text-style-name="P9" draw:layer="layout" svg:width="3.721cm" svg:height="4.148cm" draw:transform="rotate (-1.5707963267949) translate (8.005cm 9.93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6" draw:style-name="gr3" draw:text-style-name="P7" draw:layer="layout" svg:width="1.278cm" svg:height="1.278cm" svg:x="5.291cm" svg:y="7.27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97" draw:style-name="gr9" draw:text-style-name="P17" draw:layer="layout" svg:width="2.781cm" svg:height="4.148cm" draw:transform="rotate (1.5707963267949) translate (3.856cm 10.51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98">
          <draw:custom-shape draw:name="Teardrop 1399" draw:style-name="gr6" draw:text-style-name="P14" draw:layer="layout" svg:width="1.255cm" svg:height="1.259cm" draw:transform="rotate (-3.14159265358979) translate (30.877cm 10.24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00" draw:style-name="gr6" draw:text-style-name="P14" draw:layer="layout" svg:width="3.039cm" svg:height="4.148cm" draw:transform="rotate (-1.5707963267949) translate (30.399cm 10.39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01" draw:style-name="gr7" draw:text-style-name="P15" draw:layer="layout" svg:width="0.769cm" svg:height="0.769cm" draw:transform="rotate (-3.14159265358979) translate (30.633cm 10.00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02" draw:style-name="gr6" draw:text-style-name="P14" draw:layer="layout" svg:width="1.255cm" svg:height="1.259cm" draw:transform="rotate (-1.5707963267949) translate (26.978cm 9.00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03" draw:style-name="gr7" draw:text-style-name="P15" draw:layer="layout" svg:width="0.769cm" svg:height="0.769cm" draw:transform="rotate (-1.5707963267949) translate (26.732cm 9.24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04">
            <draw:custom-shape draw:name="Flowchart: Delay 1411" draw:style-name="gr7" draw:text-style-name="P15" draw:layer="layout" svg:width="0.519cm" svg:height="2.52cm" draw:transform="rotate (-2.90579867164536) translate (27.916cm 9.50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2" draw:style-name="gr7" draw:text-style-name="P15" draw:layer="layout" svg:width="0.33cm" svg:height="0.975cm" draw:transform="rotate (-1.57882484135407) translate (27.423cm 7.78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3" draw:style-name="gr7" draw:text-style-name="P15" draw:layer="layout" svg:width="0.33cm" svg:height="0.975cm" draw:transform="rotate (-1.57882484135407) translate (27.585cm 8.51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05">
            <draw:custom-shape draw:name="Flowchart: Delay 1408" draw:style-name="gr7" draw:text-style-name="P15" draw:layer="layout" svg:width="0.519cm" svg:height="2.52cm" draw:transform="rotate (0.235793981944434) translate (28.685cm 7.171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09" draw:style-name="gr7" draw:text-style-name="P15" draw:layer="layout" svg:width="0.33cm" svg:height="0.975cm" draw:transform="rotate (1.56276781223572) translate (29.178cm 8.109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0" draw:style-name="gr7" draw:text-style-name="P15" draw:layer="layout" svg:width="0.33cm" svg:height="0.975cm" draw:transform="rotate (1.56276781223572) translate (29.016cm 8.83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06" draw:style-name="gr6" draw:text-style-name="P14" draw:layer="layout" svg:width="2.781cm" svg:height="4.148cm" draw:transform="rotate (1.5707963267949) translate (26.249cm 11.7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7" draw:style-name="gr3" draw:text-style-name="P7" draw:layer="layout" svg:width="1.278cm" svg:height="1.278cm" svg:x="27.668cm" svg:y="11.39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bow Connector 1415" draw:style-name="gr12" draw:text-style-name="P18" draw:layer="layout" svg:width="1.363cm" svg:height="0.001cm" draw:transform="rotate (-1.5707963267949) translate (16.923cm 6.60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18" draw:style-name="gr13" draw:text-style-name="P18" draw:layer="layout" svg:width="1.45cm" svg:height="2.583cm" draw:transform="rotate (-1.5707963267949) translate (16.921cm 9.58cm)">
          <text:p/>
          <draw:enhanced-geometry draw:mirror-horizontal="tru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21" draw:style-name="gr13" draw:text-style-name="P18" draw:layer="layout" svg:width="1.427cm" svg:height="2.634cm" draw:transform="rotate (-1.5707963267949) translate (19.558cm 9.578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traight Arrow Connector 1434" draw:style-name="gr13" draw:text-style-name="P18" draw:layer="layout" svg:width="3.527cm" svg:height="0.016cm" svg:x="8.78cm" svg:y="11.835cm">
          <text:p/>
          <draw:enhanced-geometry draw:mirror-horizontal="false" draw:mirror-vertical="true" svg:viewBox="0 0 21600 21600" draw:type="mso-spt32" draw:enhanced-path="M 0 0 L 21600 21600 N"/>
        </draw:custom-shape>
        <draw:custom-shape draw:name="Straight Arrow Connector 1436" draw:style-name="gr13" draw:text-style-name="P18" draw:layer="layout" svg:width="3.828cm" svg:height="0.001cm" svg:x="21.589cm" svg:y="11.812cm">
          <text:p/>
          <draw:enhanced-geometry draw:mirror-horizontal="true" draw:mirror-vertical="false" svg:viewBox="0 0 21600 21600" draw:type="mso-spt32" draw:enhanced-path="M 0 0 L 21600 21600 N"/>
        </draw:custom-shape>
        <draw:custom-shape draw:name="TextBox 1416" draw:style-name="gr14" draw:text-style-name="P22" draw:layer="layout" svg:width="1.57cm" svg:height="1.267cm" svg:x="27.684cm" svg:y="9.738cm">
          <text:p text:style-name="P21"><text:span text:style-name="T6">x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17" draw:style-name="gr15" draw:text-style-name="P23" draw:layer="layout" svg:width="2.2cm" svg:height="1.267cm" svg:x="4.9cm" svg:y="9.231cm">
          <text:p text:style-name="P21"><text:span text:style-name="T6">x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Reindeer"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Reindeer</text:span></text:p>
          </draw:text-box>
        </draw:frame>
        <draw:g draw:name="Group 1352">
          <draw:custom-shape draw:name="Oval 1353" draw:style-name="gr2" draw:text-style-name="P6" draw:layer="layout" svg:width="2.008cm" svg:height="2.008cm" svg:x="3.91cm" svg:y="9.2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4" draw:style-name="gr2" draw:text-style-name="P6" draw:layer="layout" svg:width="2.008cm" svg:height="2.008cm" svg:x="5.92cm" svg:y="9.25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5" draw:style-name="gr2" draw:text-style-name="P6" draw:layer="layout" svg:width="2.008cm" svg:height="2.008cm" svg:x="3.91cm" svg:y="11.2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6" draw:style-name="gr2" draw:text-style-name="P6" draw:layer="layout" svg:width="2.008cm" svg:height="2.008cm" svg:x="5.92cm" svg:y="11.24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7" draw:style-name="gr2" draw:text-style-name="P6" draw:layer="layout" svg:width="2.008cm" svg:height="2.008cm" draw:transform="rotate (-0.785921762173046) translate (7.342cm 9.8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8" draw:style-name="gr2" draw:text-style-name="P6" draw:layer="layout" svg:width="2.008cm" svg:height="2.008cm" draw:transform="rotate (-0.785921762173046) translate (4.496cm 9.83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9" draw:style-name="gr2" draw:text-style-name="P6" draw:layer="layout" svg:width="0.451cm" svg:height="0.451cm" draw:transform="rotate (-3.14159265358979) translate (6.368cm 8.16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0" draw:style-name="gr2" draw:text-style-name="P6" draw:layer="layout" svg:width="0.451cm" svg:height="0.451cm" draw:transform="rotate (-3.14159265358979) translate (5.916cm 8.16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1" draw:style-name="gr2" draw:text-style-name="P6" draw:layer="layout" svg:width="0.451cm" svg:height="0.451cm" draw:transform="rotate (-3.14159265358979) translate (6.402cm 7.6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2" draw:style-name="gr2" draw:text-style-name="P6" draw:layer="layout" svg:width="0.451cm" svg:height="0.451cm" draw:transform="rotate (-3.14159265358979) translate (5.889cm 7.71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3" draw:style-name="gr2" draw:text-style-name="P6" draw:layer="layout" svg:width="0.451cm" svg:height="0.451cm" draw:transform="rotate (2.35567089141675) translate (5.562cm 8.02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4" draw:style-name="gr2" draw:text-style-name="P6" draw:layer="layout" svg:width="0.451cm" svg:height="0.451cm" draw:transform="rotate (2.35567089141675) translate (6.27cm 8.02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5" draw:style-name="gr2" draw:text-style-name="P6" draw:layer="layout" svg:width="0.451cm" svg:height="0.451cm" draw:transform="rotate (2.35567089141675) translate (5.914cm 7.68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66" draw:style-name="gr2" draw:text-style-name="P6" draw:layer="layout" svg:width="2.248cm" svg:height="3.146cm" draw:transform="rotate (-1.5707963267949) translate (7.488cm 9.65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7" draw:style-name="gr2" draw:text-style-name="P6" draw:layer="layout" svg:width="2.008cm" svg:height="2.008cm" draw:transform="rotate (-0.785921762173046) translate (5.922cm 11.24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68" draw:style-name="gr3" draw:text-style-name="P7" draw:layer="layout" svg:width="2.621cm" svg:height="4.018cm" draw:transform="rotate (1.5707963267949) translate (3.91cm 10.22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9" draw:style-name="gr4" draw:text-style-name="P8" draw:layer="layout" svg:width="1.957cm" svg:height="1.957cm" svg:x="3.961cm" svg:y="9.28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0" draw:style-name="gr4" draw:text-style-name="P8" draw:layer="layout" svg:width="1.957cm" svg:height="1.957cm" svg:x="5.919cm" svg:y="9.29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1" draw:style-name="gr4" draw:text-style-name="P8" draw:layer="layout" svg:width="1.957cm" svg:height="1.957cm" svg:x="3.961cm" svg:y="11.25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2" draw:style-name="gr4" draw:text-style-name="P8" draw:layer="layout" svg:width="1.957cm" svg:height="1.957cm" svg:x="5.919cm" svg:y="11.2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3" draw:style-name="gr4" draw:text-style-name="P8" draw:layer="layout" svg:width="1.957cm" svg:height="1.957cm" draw:transform="rotate (-0.785921762173046) translate (7.305cm 9.86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4" draw:style-name="gr4" draw:text-style-name="P8" draw:layer="layout" svg:width="1.957cm" svg:height="1.957cm" draw:transform="rotate (-0.785921762173046) translate (4.532cm 9.8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75">
            <draw:custom-shape draw:name="Oval 1380" draw:style-name="gr4" draw:text-style-name="P8" draw:layer="layout" svg:width="0.439cm" svg:height="0.439cm" draw:transform="rotate (-3.14159265358979) translate (6.356cm 8.18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1" draw:style-name="gr4" draw:text-style-name="P8" draw:layer="layout" svg:width="0.439cm" svg:height="0.439cm" draw:transform="rotate (-3.14159265358979) translate (5.916cm 8.18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2" draw:style-name="gr4" draw:text-style-name="P8" draw:layer="layout" svg:width="0.439cm" svg:height="0.439cm" draw:transform="rotate (-3.14159265358979) translate (6.356cm 7.7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3" draw:style-name="gr4" draw:text-style-name="P8" draw:layer="layout" svg:width="0.439cm" svg:height="0.439cm" draw:transform="rotate (-3.14159265358979) translate (5.916cm 7.74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4" draw:style-name="gr4" draw:text-style-name="P8" draw:layer="layout" svg:width="0.439cm" svg:height="0.439cm" draw:transform="rotate (2.35567089141675) translate (5.604cm 8.05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5" draw:style-name="gr4" draw:text-style-name="P8" draw:layer="layout" svg:width="0.439cm" svg:height="0.439cm" draw:transform="rotate (2.35567089141675) translate (6.228cm 8.0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6" draw:style-name="gr4" draw:text-style-name="P8" draw:layer="layout" svg:width="0.439cm" svg:height="0.439cm" draw:transform="rotate (2.35567089141675) translate (5.914cm 7.73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1376" draw:style-name="gr5" draw:text-style-name="P9" draw:layer="layout" svg:width="2.191cm" svg:height="3.066cm" draw:transform="rotate (-1.5707963267949) translate (7.447cm 9.68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7" draw:style-name="gr4" draw:text-style-name="P8" draw:layer="layout" svg:width="1.957cm" svg:height="1.957cm" draw:transform="rotate (-0.785921762173046) translate (5.929cm 11.24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78" draw:style-name="gr3" draw:text-style-name="P7" draw:layer="layout" svg:width="2.625cm" svg:height="3.915cm" draw:transform="rotate (1.5707963267949) translate (3.961cm 10.23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9" draw:style-name="gr4" draw:text-style-name="P8" draw:layer="layout" svg:width="1.957cm" svg:height="1.957cm" draw:transform="rotate (-0.785921762173046) translate (5.915cm 10.91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93">
          <draw:custom-shape draw:name="Teardrop 1394" draw:style-name="gr6" draw:text-style-name="P14" draw:layer="layout" svg:width="3.275cm" svg:height="3.285cm" draw:transform="rotate (-3.14159265358979) translate (23.593cm 9.86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95" draw:style-name="gr6" draw:text-style-name="P14" draw:layer="layout" svg:width="7.924cm" svg:height="10.818cm" draw:transform="rotate (-1.5707963267949) translate (22.347cm 10.24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396" draw:style-name="gr7" draw:text-style-name="P15" draw:layer="layout" svg:width="2.006cm" svg:height="2.006cm" draw:transform="rotate (-3.14159265358979) translate (22.958cm 9.22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97" draw:style-name="gr6" draw:text-style-name="P14" draw:layer="layout" svg:width="3.275cm" svg:height="3.285cm" draw:transform="rotate (-1.5707963267949) translate (13.426cm 6.61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98" draw:style-name="gr7" draw:text-style-name="P15" draw:layer="layout" svg:width="2.006cm" svg:height="2.006cm" draw:transform="rotate (-1.5707963267949) translate (12.787cm 7.2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399">
            <draw:custom-shape draw:name="Flowchart: Delay 1406" draw:style-name="gr7" draw:text-style-name="P15" draw:layer="layout" svg:width="1.355cm" svg:height="6.571cm" draw:transform="rotate (-2.90579867164536) translate (15.874cm 7.92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07" draw:style-name="gr7" draw:text-style-name="P15" draw:layer="layout" svg:width="0.861cm" svg:height="2.544cm" draw:transform="rotate (-1.57882484135407) translate (14.588cm 3.45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08" draw:style-name="gr7" draw:text-style-name="P15" draw:layer="layout" svg:width="0.861cm" svg:height="2.544cm" draw:transform="rotate (-1.57882484135407) translate (15.01cm 5.34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00">
            <draw:custom-shape draw:name="Flowchart: Delay 1403" draw:style-name="gr7" draw:text-style-name="P15" draw:layer="layout" svg:width="1.356cm" svg:height="6.572cm" draw:transform="rotate (0.235793981944434) translate (17.877cm 1.847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04" draw:style-name="gr7" draw:text-style-name="P15" draw:layer="layout" svg:width="0.861cm" svg:height="2.544cm" draw:transform="rotate (1.56276781223572) translate (19.163cm 4.29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05" draw:style-name="gr7" draw:text-style-name="P15" draw:layer="layout" svg:width="0.861cm" svg:height="2.544cm" draw:transform="rotate (1.56276781223572) translate (18.742cm 6.187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01" draw:style-name="gr6" draw:text-style-name="P14" draw:layer="layout" svg:width="7.254cm" svg:height="10.818cm" draw:transform="rotate (1.5707963267949) translate (11.527cm 13.83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2" draw:style-name="gr3" draw:text-style-name="P7" draw:layer="layout" svg:width="3.334cm" svg:height="3.334cm" svg:x="15.226cm" svg:y="12.85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Terminator 1410" draw:style-name="gr11" draw:text-style-name="P20" draw:layer="layout" svg:width="4.061cm" svg:height="1.608cm" svg:x="17.633cm" svg:y="10.976cm">
          <text:p text:style-name="P19"><text:span text:style-name="T5">Listen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13" draw:style-name="gr11" draw:text-style-name="P20" draw:layer="layout" svg:width="4.061cm" svg:height="1.608cm" svg:x="12.304cm" svg:y="7.861cm">
          <text:p text:style-name="P19"><text:span text:style-name="T5">Holiday</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Elbow Connector 1414" draw:style-name="gr12" draw:text-style-name="P18" draw:layer="layout" svg:width="1.539cm" svg:height="0.008cm" draw:transform="rotate (-1.5707963267949) translate (14.335cm 9.46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37" draw:style-name="gr13" draw:text-style-name="P18" draw:layer="layout" svg:width="1.392cm" svg:height="0.007cm" draw:transform="rotate (-1.5707963267949) translate (14.333cm 12.61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traight Arrow Connector 1442" draw:style-name="gr13" draw:text-style-name="P18" draw:layer="layout" svg:width="1.926cm" svg:height="1.774cm" svg:x="15.942cm" svg:y="12.466cm">
          <text:p/>
          <draw:enhanced-geometry draw:mirror-horizontal="false" draw:mirror-vertical="false" svg:viewBox="0 0 21600 21600" draw:type="mso-spt32" draw:enhanced-path="M 0 0 L 21600 21600 N"/>
        </draw:custom-shape>
        <draw:custom-shape draw:name="Straight Arrow Connector 1445" draw:style-name="gr13" draw:text-style-name="P18" draw:layer="layout" svg:width="1.275cm" svg:height="0.032cm" svg:x="16.358cm" svg:y="11.78cm">
          <text:p/>
          <draw:enhanced-geometry draw:mirror-horizontal="false" draw:mirror-vertical="true" svg:viewBox="0 0 21600 21600" draw:type="mso-spt32" draw:enhanced-path="M 0 0 L 21600 21600 N"/>
        </draw:custom-shape>
        <draw:custom-shape draw:name="Straight Arrow Connector 1449" draw:style-name="gr13" draw:text-style-name="P18" draw:layer="layout" svg:width="0.013cm" svg:height="1.458cm" svg:x="19.648cm" svg:y="9.517cm">
          <text:p/>
          <draw:enhanced-geometry draw:mirror-horizontal="true" draw:mirror-vertical="true" svg:viewBox="0 0 21600 21600" draw:type="mso-spt32" draw:enhanced-path="M 0 0 L 21600 21600 N"/>
        </draw:custom-shape>
        <draw:custom-shape draw:name="Straight Arrow Connector 1452" draw:style-name="gr13" draw:text-style-name="P18" draw:layer="layout" svg:width="1.815cm" svg:height="1.984cm" svg:x="16.067cm" svg:y="9.195cm">
          <text:p/>
          <draw:enhanced-geometry draw:mirror-horizontal="true" draw:mirror-vertical="false" svg:viewBox="0 0 21600 21600" draw:type="mso-spt32" draw:enhanced-path="M 0 0 L 21600 21600 N"/>
        </draw:custom-shape>
        <draw:custom-shape draw:name="Straight Arrow Connector 1455" draw:style-name="gr13" draw:text-style-name="P18" draw:layer="layout" svg:width="4.551cm" svg:height="1.563cm" svg:x="21.314cm" svg:y="12.957cm">
          <text:p/>
          <draw:enhanced-geometry draw:mirror-horizontal="false" draw:mirror-vertical="true" svg:viewBox="0 0 21600 21600" draw:type="mso-spt32" draw:enhanced-path="M 0 0 L 21600 21600 N"/>
        </draw:custom-shape>
        <draw:custom-shape draw:name="Straight Arrow Connector 1458" draw:style-name="gr13" draw:text-style-name="P18" draw:layer="layout" svg:width="3.918cm" svg:height="0.001cm" svg:x="21.657cm" svg:y="11.753cm">
          <text:p/>
          <draw:enhanced-geometry draw:mirror-horizontal="true" draw:mirror-vertical="false" svg:viewBox="0 0 21600 21600" draw:type="mso-spt32" draw:enhanced-path="M 0 0 L 21600 21600 N"/>
        </draw:custom-shape>
        <draw:custom-shape draw:name="Straight Arrow Connector 1462" draw:style-name="gr13" draw:text-style-name="P18" draw:layer="layout" svg:width="3.827cm" svg:height="1.767cm" svg:x="8.76cm" svg:y="12.794cm">
          <text:p/>
          <draw:enhanced-geometry draw:mirror-horizontal="true" draw:mirror-vertical="true" svg:viewBox="0 0 21600 21600" draw:type="mso-spt32" draw:enhanced-path="M 0 0 L 21600 21600 N"/>
        </draw:custom-shape>
        <draw:custom-shape draw:name="Flowchart: Terminator 1438" draw:style-name="gr11" draw:text-style-name="P20" draw:layer="layout" svg:width="4.061cm" svg:height="1.608cm" svg:x="17.619cm" svg:y="7.908cm">
          <text:p text:style-name="P19"><text:span text:style-name="T5">Buff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09" draw:style-name="gr11" draw:text-style-name="P20" draw:layer="layout" svg:width="4.061cm" svg:height="1.608cm" svg:x="12.296cm" svg:y="11.009cm">
          <text:p text:style-name="P19"><text:span text:style-name="T5">Controll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11" draw:style-name="gr11" draw:text-style-name="P20" draw:layer="layout" svg:width="4.061cm" svg:height="1.608cm" svg:x="17.648cm" svg:y="14.04cm">
          <text:p text:style-name="P19"><text:span text:style-name="T5">Writer x8</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12" draw:style-name="gr11" draw:text-style-name="P20" draw:layer="layout" svg:width="4.061cm" svg:height="1.608cm" svg:x="12.304cm" svg:y="14.01cm">
          <text:p text:style-name="P19"><text:span text:style-name="T5">Writ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g draw:name="Group 1465">
          <draw:custom-shape draw:name="Teardrop 1466" draw:style-name="gr6" draw:text-style-name="P14" draw:layer="layout" svg:width="1.255cm" svg:height="1.259cm" draw:transform="rotate (-3.14159265358979) translate (30.877cm 10.24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67" draw:style-name="gr6" draw:text-style-name="P14" draw:layer="layout" svg:width="3.039cm" svg:height="4.148cm" draw:transform="rotate (-1.5707963267949) translate (30.399cm 10.39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68" draw:style-name="gr7" draw:text-style-name="P15" draw:layer="layout" svg:width="0.769cm" svg:height="0.769cm" draw:transform="rotate (-3.14159265358979) translate (30.633cm 10.00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69" draw:style-name="gr6" draw:text-style-name="P14" draw:layer="layout" svg:width="1.255cm" svg:height="1.259cm" draw:transform="rotate (-1.5707963267949) translate (26.978cm 9.00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70" draw:style-name="gr7" draw:text-style-name="P15" draw:layer="layout" svg:width="0.769cm" svg:height="0.769cm" draw:transform="rotate (-1.5707963267949) translate (26.732cm 9.24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71">
            <draw:custom-shape draw:name="Flowchart: Delay 1478" draw:style-name="gr7" draw:text-style-name="P15" draw:layer="layout" svg:width="0.519cm" svg:height="2.52cm" draw:transform="rotate (-2.90579867164536) translate (27.916cm 9.50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79" draw:style-name="gr7" draw:text-style-name="P15" draw:layer="layout" svg:width="0.33cm" svg:height="0.975cm" draw:transform="rotate (-1.57882484135407) translate (27.423cm 7.78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80" draw:style-name="gr7" draw:text-style-name="P15" draw:layer="layout" svg:width="0.33cm" svg:height="0.975cm" draw:transform="rotate (-1.57882484135407) translate (27.585cm 8.51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72">
            <draw:custom-shape draw:name="Flowchart: Delay 1475" draw:style-name="gr7" draw:text-style-name="P15" draw:layer="layout" svg:width="0.519cm" svg:height="2.52cm" draw:transform="rotate (0.235793981944434) translate (28.685cm 7.171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76" draw:style-name="gr7" draw:text-style-name="P15" draw:layer="layout" svg:width="0.33cm" svg:height="0.975cm" draw:transform="rotate (1.56276781223572) translate (29.178cm 8.109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77" draw:style-name="gr7" draw:text-style-name="P15" draw:layer="layout" svg:width="0.33cm" svg:height="0.975cm" draw:transform="rotate (1.56276781223572) translate (29.016cm 8.83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73" draw:style-name="gr6" draw:text-style-name="P14" draw:layer="layout" svg:width="2.781cm" svg:height="4.148cm" draw:transform="rotate (1.5707963267949) translate (26.249cm 11.7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74" draw:style-name="gr3" draw:text-style-name="P7" draw:layer="layout" svg:width="1.278cm" svg:height="1.278cm" svg:x="27.668cm" svg:y="11.39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2" draw:style-name="gr14" draw:text-style-name="P22" draw:layer="layout" svg:width="1.645cm" svg:height="1.267cm" svg:x="27.684cm" svg:y="9.738cm">
          <text:p text:style-name="P21"><text:span text:style-name="T6">x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Reindeer discovering each other"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Reindeer discovering each other</text:span></text:p>
          </draw:text-box>
        </draw:frame>
        <draw:frame draw:name="Content Placeholder 2" presentation:style-name="pr7" draw:text-style-name="P13" draw:layer="layout" svg:width="29.209cm" svg:height="12.086cm" svg:x="2.328cm" svg:y="5.071cm" presentation:class="outline" presentation:user-transformed="true">
          <draw:text-box>
            <text:list text:style-name="L4">
              <text:list-item>
                <text:p text:style-name="P12"><text:span text:style-name="T4">Reinde</text:span><text:span text:style-name="T4">er shut </text:span><text:span text:style-name="T4">off </text:span><text:span text:style-name="T4">their </text:span><text:span text:style-name="T4">listener </text:span><text:span text:style-name="T4">when </text:span><text:span text:style-name="T4">they’re </text:span><text:span text:style-name="T4">on </text:span><text:span text:style-name="T4">holiday.</text:span></text:p>
              </text:list-item>
            </text:list>
            <text:p text:style-name="P12"><text:span text:style-name="T4"/></text:p>
            <text:list text:continue-numbering="true" text:style-name="L4">
              <text:list-item>
                <text:p text:style-name="P12"><text:span text:style-name="T4">On </text:span><text:span text:style-name="T4">arriving </text:span><text:span text:style-name="T4">they </text:span><text:span text:style-name="T4">turn </text:span><text:span text:style-name="T4">their </text:span><text:span text:style-name="T4">listener </text:span><text:span text:style-name="T4">and </text:span><text:span text:style-name="T4">send a </text:span><text:span text:style-name="T4">feeler </text:span><text:span text:style-name="T4">messag</text:span><text:span text:style-name="T4">e to </text:span><text:span text:style-name="T4">each </text:span><text:span text:style-name="T4">other </text:span><text:span text:style-name="T4">Reinde</text:span><text:span text:style-name="T4">er.</text:span></text:p>
              </text:list-item>
            </text:list>
            <text:p text:style-name="P12"><text:span text:style-name="T4"/></text:p>
            <text:list text:continue-numbering="true" text:style-name="L4">
              <text:list-item>
                <text:p text:style-name="P12"><text:span text:style-name="T4">Feelers </text:span><text:span text:style-name="T4">contain </text:span><text:span text:style-name="T4">the </text:span><text:span text:style-name="T4">Reinde</text:span><text:span text:style-name="T4">er’s </text:span><text:span text:style-name="T4">time of </text:span><text:span text:style-name="T4">arrival.</text:span></text:p>
              </text:list-item>
            </text:list>
            <text:p text:style-name="P12"><text:span text:style-name="T4"/></text:p>
            <text:list text:continue-numbering="true" text:style-name="L4">
              <text:list-item>
                <text:p text:style-name="P12"><text:span text:style-name="T4">On </text:span><text:span text:style-name="T4">getting </text:span><text:span text:style-name="T4">all 9 </text:span><text:span text:style-name="T4">feelers </text:span><text:span text:style-name="T4">the last </text:span><text:span text:style-name="T4">one is </text:span><text:span text:style-name="T4">identifi</text:span><text:span text:style-name="T4">ed.</text:span></text:p>
              </text:list-item>
            </text:list>
          </draw:text-box>
        </draw:frame>
        <presentation:notes draw:style-name="dp2">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officeooo:annotation svg:x="0cm" svg:y="0cm">
          <dc:creator>Jon Kerridge</dc:creator>
          <dc:date>2018-08-12T13:27:36.067000000</dc:date>
          <text:p>bullet 3 Reindeer's</text:p>
        </officeooo:annotation>
      </draw:page>
      <draw:page draw:name="Reindeer discovering each other"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Reindeer discovering each other</text:span></text:p>
          </draw:text-box>
        </draw:frame>
        <draw:g draw:name="Group 1400">
          <draw:custom-shape draw:name="Teardrop 1401" draw:style-name="gr6" draw:text-style-name="P14" draw:layer="layout" svg:width="0.659cm" svg:height="0.661cm" draw:transform="rotate (-3.14159265358979) translate (7.121cm 8.12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02" draw:style-name="gr6" draw:text-style-name="P14" draw:layer="layout" svg:width="1.595cm" svg:height="2.178cm" draw:transform="rotate (-1.5707963267949) translate (6.87cm 8.20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03" draw:style-name="gr7" draw:text-style-name="P15" draw:layer="layout" svg:width="0.403cm" svg:height="0.403cm" draw:transform="rotate (-3.14159265358979) translate (6.993cm 7.99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04" draw:style-name="gr6" draw:text-style-name="P14" draw:layer="layout" svg:width="0.659cm" svg:height="0.661cm" draw:transform="rotate (-1.5707963267949) translate (5.073cm 7.4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05" draw:style-name="gr7" draw:text-style-name="P15" draw:layer="layout" svg:width="0.403cm" svg:height="0.403cm" draw:transform="rotate (-1.5707963267949) translate (4.944cm 7.59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06">
            <draw:custom-shape draw:name="Flowchart: Delay 1413" draw:style-name="gr7" draw:text-style-name="P15" draw:layer="layout" svg:width="0.272cm" svg:height="1.323cm" draw:transform="rotate (-2.90579867164536) translate (5.566cm 7.73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4" draw:style-name="gr7" draw:text-style-name="P15" draw:layer="layout" svg:width="0.173cm" svg:height="0.512cm" draw:transform="rotate (-1.57882484135407) translate (5.307cm 6.83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5" draw:style-name="gr7" draw:text-style-name="P15" draw:layer="layout" svg:width="0.173cm" svg:height="0.512cm" draw:transform="rotate (-1.57882484135407) translate (5.392cm 7.21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07">
            <draw:custom-shape draw:name="Flowchart: Delay 1410" draw:style-name="gr7" draw:text-style-name="P15" draw:layer="layout" svg:width="0.272cm" svg:height="1.324cm" draw:transform="rotate (0.235793981944434) translate (5.969cm 6.508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1" draw:style-name="gr7" draw:text-style-name="P15" draw:layer="layout" svg:width="0.173cm" svg:height="0.512cm" draw:transform="rotate (1.56276781223572) translate (6.228cm 7.00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12" draw:style-name="gr7" draw:text-style-name="P15" draw:layer="layout" svg:width="0.173cm" svg:height="0.512cm" draw:transform="rotate (1.56276781223572) translate (6.144cm 7.384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08" draw:style-name="gr6" draw:text-style-name="P14" draw:layer="layout" svg:width="1.46cm" svg:height="2.178cm" draw:transform="rotate (1.5707963267949) translate (4.69cm 8.92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9" draw:style-name="gr3" draw:text-style-name="P7" draw:layer="layout" svg:width="0.671cm" svg:height="0.671cm" svg:x="5.435cm" svg:y="8.72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16">
          <draw:custom-shape draw:name="Teardrop 1417" draw:style-name="gr6" draw:text-style-name="P14" draw:layer="layout" svg:width="0.659cm" svg:height="0.661cm" draw:transform="rotate (-3.14159265358979) translate (7.637cm 12.92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18" draw:style-name="gr6" draw:text-style-name="P14" draw:layer="layout" svg:width="1.595cm" svg:height="2.178cm" draw:transform="rotate (-1.5707963267949) translate (7.386cm 13.00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19" draw:style-name="gr7" draw:text-style-name="P15" draw:layer="layout" svg:width="0.403cm" svg:height="0.403cm" draw:transform="rotate (-3.14159265358979) translate (7.509cm 12.79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20" draw:style-name="gr6" draw:text-style-name="P14" draw:layer="layout" svg:width="0.659cm" svg:height="0.661cm" draw:transform="rotate (-1.5707963267949) translate (5.589cm 12.26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21" draw:style-name="gr7" draw:text-style-name="P15" draw:layer="layout" svg:width="0.403cm" svg:height="0.403cm" draw:transform="rotate (-1.5707963267949) translate (5.461cm 12.39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22">
            <draw:custom-shape draw:name="Flowchart: Delay 1429" draw:style-name="gr7" draw:text-style-name="P15" draw:layer="layout" svg:width="0.272cm" svg:height="1.323cm" draw:transform="rotate (-2.90579867164536) translate (6.082cm 12.53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0" draw:style-name="gr7" draw:text-style-name="P15" draw:layer="layout" svg:width="0.173cm" svg:height="0.512cm" draw:transform="rotate (-1.57882484135407) translate (5.824cm 11.63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31" draw:style-name="gr7" draw:text-style-name="P15" draw:layer="layout" svg:width="0.173cm" svg:height="0.512cm" draw:transform="rotate (-1.57882484135407) translate (5.908cm 12.01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23">
            <draw:custom-shape draw:name="Flowchart: Delay 1426" draw:style-name="gr7" draw:text-style-name="P15" draw:layer="layout" svg:width="0.272cm" svg:height="1.324cm" draw:transform="rotate (0.235793981944434) translate (6.486cm 11.307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27" draw:style-name="gr7" draw:text-style-name="P15" draw:layer="layout" svg:width="0.173cm" svg:height="0.512cm" draw:transform="rotate (1.56276781223572) translate (6.745cm 11.80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28" draw:style-name="gr7" draw:text-style-name="P15" draw:layer="layout" svg:width="0.173cm" svg:height="0.512cm" draw:transform="rotate (1.56276781223572) translate (6.66cm 12.183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24" draw:style-name="gr6" draw:text-style-name="P14" draw:layer="layout" svg:width="1.46cm" svg:height="2.178cm" draw:transform="rotate (1.5707963267949) translate (5.207cm 13.72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25" draw:style-name="gr3" draw:text-style-name="P7" draw:layer="layout" svg:width="0.671cm" svg:height="0.671cm" svg:x="5.952cm" svg:y="13.52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32">
          <draw:custom-shape draw:name="Teardrop 1433" draw:style-name="gr6" draw:text-style-name="P14" draw:layer="layout" svg:width="0.659cm" svg:height="0.661cm" draw:transform="rotate (-3.14159265358979) translate (11.926cm 14.28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34" draw:style-name="gr6" draw:text-style-name="P14" draw:layer="layout" svg:width="1.595cm" svg:height="2.178cm" draw:transform="rotate (-1.5707963267949) translate (11.675cm 14.3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435" draw:style-name="gr7" draw:text-style-name="P15" draw:layer="layout" svg:width="0.403cm" svg:height="0.403cm" draw:transform="rotate (-3.14159265358979) translate (11.798cm 14.15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36" draw:style-name="gr6" draw:text-style-name="P14" draw:layer="layout" svg:width="0.659cm" svg:height="0.661cm" draw:transform="rotate (-1.5707963267949) translate (9.878cm 13.62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37" draw:style-name="gr7" draw:text-style-name="P15" draw:layer="layout" svg:width="0.403cm" svg:height="0.403cm" draw:transform="rotate (-1.5707963267949) translate (9.749cm 13.75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438">
            <draw:custom-shape draw:name="Flowchart: Delay 1445" draw:style-name="gr7" draw:text-style-name="P15" draw:layer="layout" svg:width="0.272cm" svg:height="1.323cm" draw:transform="rotate (-2.90579867164536) translate (10.371cm 13.89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6" draw:style-name="gr7" draw:text-style-name="P15" draw:layer="layout" svg:width="0.173cm" svg:height="0.512cm" draw:transform="rotate (-1.57882484135407) translate (10.112cm 12.99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7" draw:style-name="gr7" draw:text-style-name="P15" draw:layer="layout" svg:width="0.173cm" svg:height="0.512cm" draw:transform="rotate (-1.57882484135407) translate (10.197cm 13.37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39">
            <draw:custom-shape draw:name="Flowchart: Delay 1442" draw:style-name="gr7" draw:text-style-name="P15" draw:layer="layout" svg:width="0.272cm" svg:height="1.324cm" draw:transform="rotate (0.235793981944434) translate (10.775cm 12.666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3" draw:style-name="gr7" draw:text-style-name="P15" draw:layer="layout" svg:width="0.173cm" svg:height="0.512cm" draw:transform="rotate (1.56276781223572) translate (11.034cm 13.161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444" draw:style-name="gr7" draw:text-style-name="P15" draw:layer="layout" svg:width="0.173cm" svg:height="0.512cm" draw:transform="rotate (1.56276781223572) translate (10.949cm 13.54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440" draw:style-name="gr6" draw:text-style-name="P14" draw:layer="layout" svg:width="1.46cm" svg:height="2.178cm" draw:transform="rotate (1.5707963267949) translate (9.496cm 15.08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41" draw:style-name="gr3" draw:text-style-name="P7" draw:layer="layout" svg:width="0.671cm" svg:height="0.671cm" svg:x="10.241cm" svg:y="14.88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ounded Rectangular Callout 1450" draw:style-name="gr16" draw:text-style-name="P20" draw:layer="layout" svg:width="3.341cm" svg:height="1.856cm" svg:x="7.173cm" svg:y="5.161cm">
          <text:p text:style-name="P19"><text:span text:style-name="T5">I’m back</text:span></text:p>
          <draw:enhanced-geometry draw:mirror-horizontal="false" draw:mirror-vertical="false" draw:text-areas="?f38 ?f38 ?f39 ?f40" svg:viewBox="0 0 0 0" draw:type="ooxml-wedgeRoundRectCallout" draw:modifiers="-41234 771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452" draw:style-name="gr16" draw:text-style-name="P20" draw:layer="layout" svg:width="3.341cm" svg:height="1.856cm" svg:x="11.504cm" svg:y="10.702cm">
          <text:p text:style-name="P19"><text:span text:style-name="T5">I’m back</text:span></text:p>
          <draw:enhanced-geometry draw:mirror-horizontal="false" draw:mirror-vertical="false" draw:text-areas="?f38 ?f38 ?f39 ?f40" svg:viewBox="0 0 0 0" draw:type="ooxml-wedgeRoundRectCallout" draw:modifiers="-41234 771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453" draw:style-name="gr16" draw:text-style-name="P20" draw:layer="layout" svg:width="3.341cm" svg:height="1.856cm" svg:x="7.366cm" svg:y="9.291cm">
          <text:p text:style-name="P19"><text:span text:style-name="T5">I’m back</text:span></text:p>
          <draw:enhanced-geometry draw:mirror-horizontal="false" draw:mirror-vertical="false" draw:text-areas="?f38 ?f38 ?f39 ?f40" svg:viewBox="0 0 0 0" draw:type="ooxml-wedgeRoundRectCallout" draw:modifiers="-41234 771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name="Group 1462">
          <draw:custom-shape draw:name="Chord 1454" draw:style-name="gr17" draw:text-style-name="P24" draw:layer="layout" svg:width="11.38cm" svg:height="9.088cm" draw:transform="rotate (-3.02692452173377) translate (28.86cm 23.277cm)">
            <text:p text:style-name="P19"/>
            <draw:enhanced-geometry draw:mirror-horizontal="false" draw:mirror-vertical="false" draw:text-areas="?f27 ?f29 ?f28 ?f30" svg:viewBox="0 0 0 0" draw:type="ooxml-chord" draw:modifiers="2989332 8770347"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Moon 1455" draw:style-name="gr18" draw:text-style-name="P25" draw:layer="layout" svg:width="0.828cm" svg:height="6.388cm" draw:transform="rotate (-0.213628300444106) translate (23.06cm 8.824cm)">
            <text:p text:style-name="P19"/>
            <draw:enhanced-geometry draw:mirror-horizontal="false" draw:mirror-vertical="false" draw:text-areas="?f19 ?f26 ?f3 ?f27" svg:viewBox="0 0 0 0" draw:type="ooxml-moon" draw:modifiers="50000"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custom-shape draw:name="Moon 1456" draw:style-name="gr9" draw:text-style-name="P17" draw:layer="layout" svg:width="1.167cm" svg:height="2.721cm" draw:transform="rotate (-1.64584548463065) translate (23.858cm 8.058cm)">
            <text:p text:style-name="P19"/>
            <draw:enhanced-geometry draw:mirror-horizontal="false" draw:mirror-vertical="false" draw:text-areas="?f19 ?f26 ?f3 ?f27" svg:viewBox="0 0 0 0" draw:type="ooxml-moon" draw:modifiers="71535"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custom-shape draw:name="Moon 1457" draw:style-name="gr9" draw:text-style-name="P17" draw:layer="layout" svg:width="1.971cm" svg:height="3.604cm" draw:transform="rotate (-2.32739655753444) translate (27.358cm 10.172cm)">
            <text:p text:style-name="P19"/>
            <draw:enhanced-geometry draw:mirror-horizontal="false" draw:mirror-vertical="false" draw:text-areas="?f19 ?f26 ?f3 ?f27" svg:viewBox="0 0 0 0" draw:type="ooxml-moon" draw:modifiers="75020"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custom-shape draw:name="Moon 1458" draw:style-name="gr9" draw:text-style-name="P17" draw:layer="layout" svg:width="1.674cm" svg:height="3.009cm" draw:transform="rotate (-0.654673002423073) translate (22.782cm 8.026cm)">
            <text:p text:style-name="P19"/>
            <draw:enhanced-geometry draw:mirror-horizontal="false" draw:mirror-vertical="false" draw:text-areas="?f19 ?f26 ?f3 ?f27" svg:viewBox="0 0 0 0" draw:type="ooxml-moon" draw:modifiers="65336"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g>
        <draw:g draw:name="Group 1368">
          <draw:custom-shape draw:name="Teardrop 1369" draw:style-name="gr6" draw:text-style-name="P14" draw:layer="layout" svg:width="0.659cm" svg:height="0.661cm" draw:transform="rotate (-2.47278248422557) translate (26.281cm 13.30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70" draw:style-name="gr6" draw:text-style-name="P14" draw:layer="layout" svg:width="1.595cm" svg:height="2.178cm" draw:transform="rotate (-0.90198615743067) translate (26.132cm 13.52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371" draw:style-name="gr7" draw:text-style-name="P15" draw:layer="layout" svg:width="0.403cm" svg:height="0.403cm" draw:transform="rotate (-2.47278248422557) translate (26.101cm 13.28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72" draw:style-name="gr6" draw:text-style-name="P14" draw:layer="layout" svg:width="0.659cm" svg:height="0.661cm" draw:transform="rotate (-0.90198615743067) translate (24.269cm 14.06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73" draw:style-name="gr7" draw:text-style-name="P15" draw:layer="layout" svg:width="0.403cm" svg:height="0.403cm" draw:transform="rotate (-0.90198615743067) translate (24.247cm 14.24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374">
            <draw:custom-shape draw:name="Flowchart: Delay 1381" draw:style-name="gr7" draw:text-style-name="P15" draw:layer="layout" svg:width="0.272cm" svg:height="1.323cm" draw:transform="rotate (-2.23681396935593) translate (24.819cm 13.96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82" draw:style-name="gr7" draw:text-style-name="P15" draw:layer="layout" svg:width="0.173cm" svg:height="0.512cm" draw:transform="rotate (-0.910014671989843) translate (24.057cm 13.41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83" draw:style-name="gr7" draw:text-style-name="P15" draw:layer="layout" svg:width="0.173cm" svg:height="0.512cm" draw:transform="rotate (-0.910014671989843) translate (24.36cm 13.66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75">
            <draw:custom-shape draw:name="Flowchart: Delay 1378" draw:style-name="gr7" draw:text-style-name="P15" draw:layer="layout" svg:width="0.272cm" svg:height="1.323cm" draw:transform="rotate (-0.433016187419793) translate (25.135cm 12.397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9" draw:style-name="gr7" draw:text-style-name="P15" draw:layer="layout" svg:width="0.173cm" svg:height="0.512cm" draw:transform="rotate (0.893783109946296) translate (24.78cm 12.662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80" draw:style-name="gr7" draw:text-style-name="P15" draw:layer="layout" svg:width="0.173cm" svg:height="0.512cm" draw:transform="rotate (0.893783109946296) translate (24.95cm 13.014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376" draw:style-name="gr6" draw:text-style-name="P14" draw:layer="layout" svg:width="1.46cm" svg:height="2.178cm" draw:transform="rotate (2.23960649615912) translate (24.87cm 15.44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7" draw:style-name="gr3" draw:text-style-name="P7" draw:layer="layout" svg:width="0.671cm" svg:height="0.671cm" draw:transform="rotate (0.668810169364227) translate (25.333cm 14.82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loud Callout 1463" draw:style-name="gr19" draw:text-style-name="P20" draw:layer="layout" svg:width="3.442cm" svg:height="3.137cm" svg:x="26.833cm" svg:y="9.125cm">
          <text:p text:style-name="P19"/>
          <draw:enhanced-geometry draw:mirror-horizontal="false" draw:mirror-vertical="false" drawooo:sub-view-size="43200 43200 0 0 0 0 0 0 43200 43200" draw:text-areas="?f39 ?f40 ?f41 ?f42" svg:viewBox="0 0 0 0" draw:type="ooxml-cloudCallout" draw:modifiers="-61922 6684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Content Placeholder 2" presentation:style-name="pr6" draw:text-style-name="P13" draw:layer="layout" svg:width="1.155cm" svg:height="1.299cm" svg:x="28.182cm" svg:y="10.109cm" presentation:class="outline" presentation:user-transformed="true">
          <draw:text-box>
            <text:p text:style-name="P26"><text:span text:style-name="T7">Z</text:span></text:p>
          </draw:text-box>
        </draw:frame>
        <draw:custom-shape draw:name="Content Placeholder 2" draw:style-name="gr20" draw:text-style-name="P13" draw:layer="layout" svg:width="1.155cm" svg:height="1.299cm" svg:x="27.239cm" svg:y="10.246cm">
          <text:p text:style-name="P27"><text:span text:style-name="T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1" draw:text-style-name="P13" draw:layer="layout" svg:width="1.155cm" svg:height="1.299cm" svg:x="29.035cm" svg:y="9.715cm">
          <text:p text:style-name="P27"><text:span text:style-name="T9">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Elves"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Elves</text:span></text:p>
          </draw:text-box>
        </draw:frame>
        <draw:g draw:name="Group 1387">
          <draw:custom-shape draw:name="Teardrop 1388" draw:style-name="gr8" draw:text-style-name="P16" draw:layer="layout" svg:width="2.519cm" svg:height="2.519cm" svg:x="20.825cm" svg:y="10.56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89" draw:style-name="gr8" draw:text-style-name="P16" draw:layer="layout" svg:width="2.519cm" svg:height="2.519cm" draw:transform="rotate (1.5707963267949) translate (10.5cm 13.10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90" draw:style-name="gr5" draw:text-style-name="P9" draw:layer="layout" svg:width="9.185cm" svg:height="10.241cm" draw:transform="rotate (-1.5707963267949) translate (22.085cm 8.49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1" draw:style-name="gr3" draw:text-style-name="P7" draw:layer="layout" svg:width="3.156cm" svg:height="3.156cm" svg:x="15.385cm" svg:y="1.92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92" draw:style-name="gr9" draw:text-style-name="P17" draw:layer="layout" svg:width="6.867cm" svg:height="10.241cm" draw:transform="rotate (1.5707963267949) translate (11.843cm 9.93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93">
          <draw:custom-shape draw:name="Oval 1394" draw:style-name="gr2" draw:text-style-name="P6" draw:layer="layout" svg:width="2.008cm" svg:height="2.008cm" svg:x="3.91cm" svg:y="9.2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5" draw:style-name="gr2" draw:text-style-name="P6" draw:layer="layout" svg:width="2.008cm" svg:height="2.008cm" svg:x="5.92cm" svg:y="9.25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6" draw:style-name="gr2" draw:text-style-name="P6" draw:layer="layout" svg:width="2.008cm" svg:height="2.008cm" svg:x="3.91cm" svg:y="11.26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7" draw:style-name="gr2" draw:text-style-name="P6" draw:layer="layout" svg:width="2.008cm" svg:height="2.008cm" svg:x="5.92cm" svg:y="11.24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8" draw:style-name="gr2" draw:text-style-name="P6" draw:layer="layout" svg:width="2.008cm" svg:height="2.008cm" draw:transform="rotate (-0.785921762173046) translate (7.342cm 9.8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9" draw:style-name="gr2" draw:text-style-name="P6" draw:layer="layout" svg:width="2.008cm" svg:height="2.008cm" draw:transform="rotate (-0.785921762173046) translate (4.496cm 9.83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0" draw:style-name="gr2" draw:text-style-name="P6" draw:layer="layout" svg:width="0.451cm" svg:height="0.451cm" draw:transform="rotate (-3.14159265358979) translate (6.368cm 8.16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1" draw:style-name="gr2" draw:text-style-name="P6" draw:layer="layout" svg:width="0.451cm" svg:height="0.451cm" draw:transform="rotate (-3.14159265358979) translate (5.916cm 8.16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2" draw:style-name="gr2" draw:text-style-name="P6" draw:layer="layout" svg:width="0.451cm" svg:height="0.451cm" draw:transform="rotate (-3.14159265358979) translate (6.402cm 7.6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3" draw:style-name="gr2" draw:text-style-name="P6" draw:layer="layout" svg:width="0.451cm" svg:height="0.451cm" draw:transform="rotate (-3.14159265358979) translate (5.889cm 7.71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4" draw:style-name="gr2" draw:text-style-name="P6" draw:layer="layout" svg:width="0.451cm" svg:height="0.451cm" draw:transform="rotate (2.35567089141675) translate (5.562cm 8.02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5" draw:style-name="gr2" draw:text-style-name="P6" draw:layer="layout" svg:width="0.451cm" svg:height="0.451cm" draw:transform="rotate (2.35567089141675) translate (6.27cm 8.02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6" draw:style-name="gr2" draw:text-style-name="P6" draw:layer="layout" svg:width="0.451cm" svg:height="0.451cm" draw:transform="rotate (2.35567089141675) translate (5.914cm 7.68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07" draw:style-name="gr2" draw:text-style-name="P6" draw:layer="layout" svg:width="2.248cm" svg:height="3.146cm" draw:transform="rotate (-1.5707963267949) translate (7.488cm 9.65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8" draw:style-name="gr2" draw:text-style-name="P6" draw:layer="layout" svg:width="2.008cm" svg:height="2.008cm" draw:transform="rotate (-0.785921762173046) translate (5.922cm 11.24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09" draw:style-name="gr3" draw:text-style-name="P7" draw:layer="layout" svg:width="2.621cm" svg:height="4.018cm" draw:transform="rotate (1.5707963267949) translate (3.91cm 10.228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10" draw:style-name="gr4" draw:text-style-name="P8" draw:layer="layout" svg:width="1.957cm" svg:height="1.957cm" svg:x="3.961cm" svg:y="9.28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1" draw:style-name="gr4" draw:text-style-name="P8" draw:layer="layout" svg:width="1.957cm" svg:height="1.957cm" svg:x="5.919cm" svg:y="9.29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2" draw:style-name="gr4" draw:text-style-name="P8" draw:layer="layout" svg:width="1.957cm" svg:height="1.957cm" svg:x="3.961cm" svg:y="11.25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3" draw:style-name="gr4" draw:text-style-name="P8" draw:layer="layout" svg:width="1.957cm" svg:height="1.957cm" svg:x="5.919cm" svg:y="11.2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4" draw:style-name="gr4" draw:text-style-name="P8" draw:layer="layout" svg:width="1.957cm" svg:height="1.957cm" draw:transform="rotate (-0.785921762173046) translate (7.305cm 9.86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5" draw:style-name="gr4" draw:text-style-name="P8" draw:layer="layout" svg:width="1.957cm" svg:height="1.957cm" draw:transform="rotate (-0.785921762173046) translate (4.532cm 9.8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16">
            <draw:custom-shape draw:name="Oval 1421" draw:style-name="gr4" draw:text-style-name="P8" draw:layer="layout" svg:width="0.439cm" svg:height="0.439cm" draw:transform="rotate (-3.14159265358979) translate (6.356cm 8.18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2" draw:style-name="gr4" draw:text-style-name="P8" draw:layer="layout" svg:width="0.439cm" svg:height="0.439cm" draw:transform="rotate (-3.14159265358979) translate (5.916cm 8.18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3" draw:style-name="gr4" draw:text-style-name="P8" draw:layer="layout" svg:width="0.439cm" svg:height="0.439cm" draw:transform="rotate (-3.14159265358979) translate (6.356cm 7.7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4" draw:style-name="gr4" draw:text-style-name="P8" draw:layer="layout" svg:width="0.439cm" svg:height="0.439cm" draw:transform="rotate (-3.14159265358979) translate (5.916cm 7.74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5" draw:style-name="gr4" draw:text-style-name="P8" draw:layer="layout" svg:width="0.439cm" svg:height="0.439cm" draw:transform="rotate (2.35567089141675) translate (5.604cm 8.05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6" draw:style-name="gr4" draw:text-style-name="P8" draw:layer="layout" svg:width="0.439cm" svg:height="0.439cm" draw:transform="rotate (2.35567089141675) translate (6.228cm 8.0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7" draw:style-name="gr4" draw:text-style-name="P8" draw:layer="layout" svg:width="0.439cm" svg:height="0.439cm" draw:transform="rotate (2.35567089141675) translate (5.914cm 7.73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1417" draw:style-name="gr5" draw:text-style-name="P9" draw:layer="layout" svg:width="2.191cm" svg:height="3.066cm" draw:transform="rotate (-1.5707963267949) translate (7.447cm 9.68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18" draw:style-name="gr4" draw:text-style-name="P8" draw:layer="layout" svg:width="1.957cm" svg:height="1.957cm" draw:transform="rotate (-0.785921762173046) translate (5.929cm 11.24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19" draw:style-name="gr3" draw:text-style-name="P7" draw:layer="layout" svg:width="2.625cm" svg:height="3.915cm" draw:transform="rotate (1.5707963267949) translate (3.961cm 10.23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20" draw:style-name="gr4" draw:text-style-name="P8" draw:layer="layout" svg:width="1.957cm" svg:height="1.957cm" draw:transform="rotate (-0.785921762173046) translate (5.915cm 10.91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44">
          <draw:custom-shape draw:name="Teardrop 1445" draw:style-name="gr8" draw:text-style-name="P16" draw:layer="layout" svg:width="1.02cm" svg:height="1.02cm" svg:x="30.118cm" svg:y="10.89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46" draw:style-name="gr8" draw:text-style-name="P16" draw:layer="layout" svg:width="1.02cm" svg:height="1.02cm" draw:transform="rotate (1.5707963267949) translate (25.935cm 11.92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47" draw:style-name="gr5" draw:text-style-name="P9" draw:layer="layout" svg:width="3.721cm" svg:height="4.148cm" draw:transform="rotate (-1.5707963267949) translate (30.629cm 10.057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48" draw:style-name="gr3" draw:text-style-name="P7" draw:layer="layout" svg:width="1.278cm" svg:height="1.278cm" svg:x="27.915cm" svg:y="7.39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49" draw:style-name="gr9" draw:text-style-name="P17" draw:layer="layout" svg:width="2.781cm" svg:height="4.148cm" draw:transform="rotate (1.5707963267949) translate (26.479cm 10.6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Terminator 1451" draw:style-name="gr11" draw:text-style-name="P20" draw:layer="layout" svg:width="4.061cm" svg:height="1.608cm" svg:x="17.552cm" svg:y="10.162cm">
          <text:p text:style-name="P19"><text:span text:style-name="T5">Listen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57" draw:style-name="gr11" draw:text-style-name="P20" draw:layer="layout" svg:width="4.061cm" svg:height="1.608cm" svg:x="17.558cm" svg:y="12.561cm">
          <text:p text:style-name="P19"><text:span text:style-name="T5">Buff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67" draw:style-name="gr11" draw:text-style-name="P20" draw:layer="layout" svg:width="4.061cm" svg:height="1.608cm" svg:x="17.576cm" svg:y="7.031cm">
          <text:p text:style-name="P19"><text:span text:style-name="T5">OutOfSyncBuff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traight Arrow Connector 1469" draw:style-name="gr13" draw:text-style-name="P18" draw:layer="layout" svg:width="0.011cm" svg:height="1.49cm" svg:x="14.349cm" svg:y="11.001cm">
          <text:p/>
          <draw:enhanced-geometry draw:mirror-horizontal="false" draw:mirror-vertical="false" svg:viewBox="0 0 21600 21600" draw:type="mso-spt32" draw:enhanced-path="M 0 0 L 21600 21600 N"/>
        </draw:custom-shape>
        <draw:custom-shape draw:name="Straight Arrow Connector 1471" draw:style-name="gr12" draw:text-style-name="P18" draw:layer="layout" svg:width="0.021cm" svg:height="1.888cm" svg:x="14.325cm" svg:y="7.504cm">
          <text:p/>
          <draw:enhanced-geometry draw:mirror-horizontal="true" draw:mirror-vertical="true" svg:viewBox="0 0 21600 21600" draw:type="mso-spt32" draw:enhanced-path="M 0 0 L 21600 21600 N"/>
        </draw:custom-shape>
        <draw:custom-shape draw:name="Straight Arrow Connector 1475" draw:style-name="gr13" draw:text-style-name="P18" draw:layer="layout" svg:width="4.132cm" svg:height="1.085cm" svg:x="8.887cm" svg:y="12.184cm">
          <text:p/>
          <draw:enhanced-geometry draw:mirror-horizontal="true" draw:mirror-vertical="true" svg:viewBox="0 0 21600 21600" draw:type="mso-spt32" draw:enhanced-path="M 0 0 L 21600 21600 N"/>
        </draw:custom-shape>
        <draw:custom-shape draw:name="Flowchart: Terminator 1453" draw:style-name="gr11" draw:text-style-name="P20" draw:layer="layout" svg:width="4.061cm" svg:height="1.608cm" svg:x="12.33cm" svg:y="12.492cm">
          <text:p text:style-name="P19"><text:span text:style-name="T5">Writ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1454" draw:style-name="gr11" draw:text-style-name="P20" draw:layer="layout" svg:width="4.061cm" svg:height="1.608cm" svg:x="12.296cm" svg:y="5.895cm">
          <text:p text:style-name="P19"><text:span text:style-name="T5">Workload</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traight Arrow Connector 1482" draw:style-name="gr13" draw:text-style-name="P18" draw:layer="layout" svg:width="1.604cm" svg:height="0.737cm" svg:x="15.946cm" svg:y="10.228cm">
          <text:p/>
          <draw:enhanced-geometry draw:mirror-horizontal="false" draw:mirror-vertical="false" svg:viewBox="0 0 21600 21600" draw:type="mso-spt32" draw:enhanced-path="M 0 0 L 21600 21600 N"/>
        </draw:custom-shape>
        <draw:custom-shape draw:name="Straight Arrow Connector 1484" draw:style-name="gr12" draw:text-style-name="P18" draw:layer="layout" svg:width="3.661cm" svg:height="0.001cm" svg:x="21.613cm" svg:y="10.966cm">
          <text:p/>
          <draw:enhanced-geometry draw:mirror-horizontal="false" draw:mirror-vertical="false" svg:viewBox="0 0 21600 21600" draw:type="mso-spt32" draw:enhanced-path="M 0 0 L 21600 21600 N"/>
        </draw:custom-shape>
        <draw:custom-shape draw:name="Straight Arrow Connector 1488" draw:style-name="gr13" draw:text-style-name="P18" draw:layer="layout" svg:width="2.005cm" svg:height="2.617cm" svg:x="15.809cm" svg:y="10.322cm">
          <text:p/>
          <draw:enhanced-geometry draw:mirror-horizontal="false" draw:mirror-vertical="false" svg:viewBox="0 0 21600 21600" draw:type="mso-spt32" draw:enhanced-path="M 0 0 L 21600 21600 N"/>
        </draw:custom-shape>
        <draw:custom-shape draw:name="Straight Arrow Connector 1489" draw:style-name="gr13" draw:text-style-name="P18" draw:layer="layout" svg:width="2.025cm" svg:height="1.317cm" svg:x="15.761cm" svg:y="8.362cm">
          <text:p/>
          <draw:enhanced-geometry draw:mirror-horizontal="false" draw:mirror-vertical="true" svg:viewBox="0 0 21600 21600" draw:type="mso-spt32" draw:enhanced-path="M 0 0 L 21600 21600 N"/>
        </draw:custom-shape>
        <draw:custom-shape draw:name="Straight Arrow Connector 1494" draw:style-name="gr12" draw:text-style-name="P18" draw:layer="layout" svg:width="0.001cm" svg:height="1.018cm" svg:x="19.589cm" svg:y="14.169cm">
          <text:p/>
          <draw:enhanced-geometry draw:mirror-horizontal="false" draw:mirror-vertical="false" svg:viewBox="0 0 21600 21600" draw:type="mso-spt32" draw:enhanced-path="M 0 0 L 21600 21600 N"/>
        </draw:custom-shape>
        <draw:custom-shape draw:name="Straight Arrow Connector 1495" draw:style-name="gr12" draw:text-style-name="P18" draw:layer="layout" svg:width="0.001cm" svg:height="1.066cm" svg:x="19.607cm" svg:y="5.965cm">
          <text:p/>
          <draw:enhanced-geometry draw:mirror-horizontal="false" draw:mirror-vertical="false" svg:viewBox="0 0 21600 21600" draw:type="mso-spt32" draw:enhanced-path="M 0 0 L 21600 21600 N"/>
        </draw:custom-shape>
        <draw:custom-shape draw:name="Straight Arrow Connector 1501" draw:style-name="gr12" draw:text-style-name="P18" draw:layer="layout" svg:width="4.326cm" svg:height="2.113cm" svg:x="21.531cm" svg:y="12.749cm">
          <text:p/>
          <draw:enhanced-geometry draw:mirror-horizontal="false" draw:mirror-vertical="true" svg:viewBox="0 0 21600 21600" draw:type="mso-spt32" draw:enhanced-path="M 0 0 L 21600 21600 N"/>
        </draw:custom-shape>
        <draw:custom-shape draw:name="Straight Arrow Connector 1502" draw:style-name="gr13" draw:text-style-name="P18" draw:layer="layout" svg:width="4.87cm" svg:height="2.903cm" svg:x="21.065cm" svg:y="5.332cm">
          <text:p/>
          <draw:enhanced-geometry draw:mirror-horizontal="false" draw:mirror-vertical="false" svg:viewBox="0 0 21600 21600" draw:type="mso-spt32" draw:enhanced-path="M 0 0 L 21600 21600 N"/>
        </draw:custom-shape>
        <draw:custom-shape draw:name="Flowchart: Terminator 1466" draw:style-name="gr11" draw:text-style-name="P20" draw:layer="layout" svg:width="4.061cm" svg:height="1.608cm" svg:x="17.576cm" svg:y="4.356cm">
          <text:p text:style-name="P19"><text:span text:style-name="T5">OutOfSyncWrit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TextBox 1428" draw:style-name="gr14" draw:text-style-name="P22" draw:layer="layout" svg:width="1.785cm" svg:height="1.267cm" svg:x="28.115cm" svg:y="9.185cm">
          <text:p text:style-name="P21"><text:span text:style-name="T6">x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29" draw:style-name="gr13" draw:text-style-name="P18" draw:layer="layout" svg:width="2.152cm" svg:height="4.735cm" svg:x="15.967cm" svg:y="10.99cm">
          <text:p/>
          <draw:enhanced-geometry draw:mirror-horizontal="true" draw:mirror-vertical="true" svg:viewBox="0 0 21600 21600" draw:type="mso-spt32" draw:enhanced-path="M 0 0 L 21600 21600 N"/>
        </draw:custom-shape>
        <draw:custom-shape draw:name="Flowchart: Terminator 1452" draw:style-name="gr11" draw:text-style-name="P20" draw:layer="layout" svg:width="4.061cm" svg:height="1.608cm" svg:x="17.558cm" svg:y="15.188cm">
          <text:p text:style-name="P19"><text:span text:style-name="T5">Writer x9</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traight Arrow Connector 1430" draw:style-name="gr12" draw:text-style-name="P18" draw:layer="layout" svg:width="8.937cm" svg:height="0.065cm" svg:x="16.338cm" svg:y="9.866cm">
          <text:p/>
          <draw:enhanced-geometry draw:mirror-horizontal="false" draw:mirror-vertical="false" svg:viewBox="0 0 21600 21600" draw:type="mso-spt32" draw:enhanced-path="M 0 0 L 21600 21600 N"/>
        </draw:custom-shape>
        <draw:custom-shape draw:name="Flowchart: Terminator 1450" draw:style-name="gr11" draw:text-style-name="P20" draw:layer="layout" svg:width="4.061cm" svg:height="1.608cm" svg:x="12.318cm" svg:y="9.392cm">
          <text:p text:style-name="P19"><text:span text:style-name="T5">Controller</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The Chain" draw:style-name="dp1" draw:master-page-name="Title_20_and_20_Content" presentation:presentation-page-layout-name="AL2T11">
        <draw:frame draw:name="Title 1" presentation:style-name="pr4" draw:text-style-name="P11" draw:layer="layout" svg:width="29.209cm" svg:height="3.681cm" svg:x="2.328cm" svg:y="1.014cm" presentation:class="title" presentation:user-transformed="true">
          <draw:text-box>
            <text:p text:style-name="P10"><text:span text:style-name="T3">The Chain</text:span></text:p>
          </draw:text-box>
        </draw:frame>
        <draw:frame draw:name="Content Placeholder 2" presentation:style-name="pr7" draw:text-style-name="P13" draw:layer="layout" svg:width="29.209cm" svg:height="12.086cm" svg:x="2.328cm" svg:y="5.071cm" presentation:class="outline" presentation:user-transformed="true">
          <draw:text-box>
            <text:list text:style-name="L4">
              <text:list-item>
                <text:p text:style-name="P12"><text:span text:style-name="T4">Elves </text:span><text:span text:style-name="T4">will link </text:span><text:span text:style-name="T4">togeth</text:span><text:span text:style-name="T4">er in a </text:span><text:span text:style-name="T4">chain.</text:span></text:p>
              </text:list-item>
            </text:list>
            <text:p text:style-name="P26"><text:span text:style-name="T4"/></text:p>
            <text:list text:continue-numbering="true" text:style-name="L4">
              <text:list-item>
                <text:p text:style-name="P26"><text:span text:style-name="T4">Elves </text:span><text:span text:style-name="T4">will try </text:span><text:span text:style-name="T4">to link </text:span><text:span text:style-name="T4">to any </text:span><text:span text:style-name="T4">Elf that </text:span><text:span text:style-name="T4">arrives </text:span><text:span text:style-name="T4">later </text:span><text:span text:style-name="T4">than </text:span><text:span text:style-name="T4">them.</text:span></text:p>
              </text:list-item>
            </text:list>
            <text:p text:style-name="P26"><text:span text:style-name="T4"/></text:p>
            <text:list text:continue-numbering="true" text:style-name="L4">
              <text:list-item>
                <text:p text:style-name="P26"><text:span text:style-name="T4">Messag</text:span><text:span text:style-name="T4">es can </text:span><text:span text:style-name="T4">only be </text:span><text:span text:style-name="T4">sent up </text:span><text:span text:style-name="T4">the </text:span><text:span text:style-name="T4">chain, </text:span><text:span text:style-name="T4">with </text:span><text:span text:style-name="T4">respons</text:span><text:span text:style-name="T4">es </text:span><text:span text:style-name="T4">coming </text:span><text:span text:style-name="T4">down </text:span><text:span text:style-name="T4">the </text:span><text:span text:style-name="T4">chain.</text:span></text:p>
              </text:list-item>
            </text:list>
          </draw:text-box>
        </draw:frame>
        <presentation:notes draw:style-name="dp2">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The Chain" draw:style-name="dp1" draw:master-page-name="Title_20_and_20_Content" presentation:presentation-page-layout-name="AL2T11">
        <draw:custom-shape draw:name="Oval 1357" draw:style-name="gr22" draw:text-style-name="P22" draw:layer="layout" svg:width="3.666cm" svg:height="3.001cm" svg:x="10.969cm" svg:y="7.83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Block Arc 1358" draw:style-name="gr23" draw:text-style-name="P28" draw:layer="layout" svg:width="3.666cm" svg:height="3.001cm" draw:transform="rotate (-3.14159265358979) translate (25.031cm 10.817cm)">
          <text:p text:style-name="P19"/>
          <draw:enhanced-geometry draw:mirror-horizontal="false" draw:mirror-vertical="true" draw:text-areas="?f60 ?f68 ?f44 ?f52" svg:viewBox="0 0 0 0" draw:type="ooxml-blockArc" draw:modifiers="12819801 8788828 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Oval 1359" draw:style-name="gr22" draw:text-style-name="P22" draw:layer="layout" svg:width="3.666cm" svg:height="3.001cm" svg:x="18.847cm" svg:y="7.75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draw:custom-shape draw:name="Teardrop 4" draw:style-name="gr8" draw:text-style-name="P16" draw:layer="layout" svg:width="1.593cm" svg:height="1.593cm" svg:x="19.391cm" svg:y="10.28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5" draw:style-name="gr8" draw:text-style-name="P16" draw:layer="layout" svg:width="1.593cm" svg:height="1.593cm" draw:transform="rotate (1.5707963267949) translate (12.86cm 11.89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6" draw:style-name="gr5" draw:text-style-name="P9" draw:layer="layout" svg:width="5.809cm" svg:height="6.477cm" draw:transform="rotate (-1.5707963267949) translate (20.188cm 8.97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7" draw:style-name="gr3" draw:text-style-name="P7" draw:layer="layout" svg:width="1.996cm" svg:height="1.996cm" svg:x="15.95cm" svg:y="4.82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8" draw:style-name="gr9" draw:text-style-name="P17" draw:layer="layout" svg:width="4.343cm" svg:height="6.477cm" draw:transform="rotate (1.5707963267949) translate (13.71cm 9.884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frame draw:name="Title 1" presentation:style-name="pr4" draw:text-style-name="P11" draw:layer="layout" svg:width="29.209cm" svg:height="3.681cm" svg:x="2.328cm" svg:y="1.014cm" presentation:class="title" presentation:user-transformed="true">
          <draw:text-box>
            <text:p text:style-name="P10"><text:span text:style-name="T3">The Chain</text:span></text:p>
          </draw:text-box>
        </draw:frame>
        <draw:custom-shape draw:name="TextBox 1361" draw:style-name="gr14" draw:text-style-name="P22" draw:layer="layout" svg:width="5.951cm" svg:height="2.537cm" svg:x="15.875cm" svg:y="6.638cm">
          <text:p text:style-name="P21"><text:span text:style-name="T1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officeooo:annotation svg:x="0cm" svg:y="0cm">
          <dc:creator>Jon Kerridge</dc:creator>
          <dc:date>2018-08-12T13:28:47.335000000</dc:date>
          <text:p>why 17??</text:p>
        </officeooo:annotation>
      </draw:page>
      <draw:page draw:name="The Chain" draw:style-name="dp1" draw:master-page-name="Title_20_and_20_Content" presentation:presentation-page-layout-name="AL2T11">
        <draw:custom-shape draw:name="Oval 1410" draw:style-name="gr24" draw:text-style-name="P22" draw:layer="layout" svg:width="1.099cm" svg:height="0.9cm" svg:x="4.266cm" svg:y="9.80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4" draw:style-name="gr24" draw:text-style-name="P22" draw:layer="layout" svg:width="1.099cm" svg:height="0.9cm" svg:x="4.97cm" svg:y="9.80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5" draw:style-name="gr24" draw:text-style-name="P22" draw:layer="layout" svg:width="1.099cm" svg:height="0.9cm" svg:x="5.673cm" svg:y="9.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6" draw:style-name="gr24" draw:text-style-name="P22" draw:layer="layout" svg:width="1.099cm" svg:height="0.9cm" svg:x="7.093cm" svg:y="9.7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7" draw:style-name="gr24" draw:text-style-name="P22" draw:layer="layout" svg:width="1.099cm" svg:height="0.9cm" svg:x="6.377cm" svg:y="9.7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pr4" draw:text-style-name="P11" draw:layer="layout" svg:width="29.209cm" svg:height="3.681cm" svg:x="2.328cm" svg:y="1.014cm" presentation:class="title" presentation:user-transformed="true">
          <draw:text-box>
            <text:p text:style-name="P10"><text:span text:style-name="T3">The Chain</text:span></text:p>
          </draw:text-box>
        </draw:frame>
        <draw:g draw:name="Group 1388">
          <draw:custom-shape draw:name="Teardrop 1389" draw:style-name="gr8" draw:text-style-name="P16" draw:layer="layout" svg:width="0.541cm" svg:height="0.541cm" svg:x="27.397cm" svg:y="9.81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90" draw:style-name="gr8" draw:text-style-name="P16" draw:layer="layout" svg:width="0.541cm" svg:height="0.541cm" draw:transform="rotate (1.5707963267949) translate (25.176cm 10.36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91" draw:style-name="gr5" draw:text-style-name="P9" draw:layer="layout" svg:width="1.975cm" svg:height="2.202cm" draw:transform="rotate (-1.5707963267949) translate (27.668cm 9.37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2" draw:style-name="gr3" draw:text-style-name="P7" draw:layer="layout" svg:width="0.678cm" svg:height="0.678cm" svg:x="26.227cm" svg:y="7.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93" draw:style-name="gr9" draw:text-style-name="P17" draw:layer="layout" svg:width="1.476cm" svg:height="2.202cm" draw:transform="rotate (1.5707963267949) translate (25.464cm 9.68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04">
          <draw:custom-shape draw:name="Flowchart: Process 1402" draw:style-name="gr6" draw:text-style-name="P14" draw:layer="layout" svg:width="0.286cm" svg:height="1.925cm" draw:transform="rotate (-0.959756555671682) translate (27.28cm 11.664cm)">
            <text:p text:style-name="P1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Card 1403" draw:style-name="gr25" draw:text-style-name="P29" draw:layer="layout" svg:width="1.115cm" svg:height="0.415cm" draw:transform="rotate (-0.959756555671682) translate (27.042cm 11.325cm)">
            <text:p text:style-name="P19"/>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g>
        <draw:custom-shape draw:name="Block Arc 1413" draw:style-name="gr26" draw:text-style-name="P28" draw:layer="layout" svg:width="1.099cm" svg:height="0.9cm" draw:transform="rotate (-3.14159265358979) translate (11.128cm 10.662cm)">
          <text:p text:style-name="P19"/>
          <draw:enhanced-geometry draw:mirror-horizontal="false" draw:mirror-vertical="true" draw:text-areas="?f60 ?f68 ?f44 ?f52" svg:viewBox="0 0 0 0" draw:type="ooxml-blockArc" draw:modifiers="12819801 8788828 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Oval 1418" draw:style-name="gr24" draw:text-style-name="P22" draw:layer="layout" svg:width="1.099cm" svg:height="0.9cm" svg:x="8.598cm" svg:y="9.74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9" draw:style-name="gr24" draw:text-style-name="P22" draw:layer="layout" svg:width="1.099cm" svg:height="0.9cm" svg:x="9.302cm" svg:y="9.74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0" draw:style-name="gr24" draw:text-style-name="P22" draw:layer="layout" svg:width="1.099cm" svg:height="0.9cm" svg:x="11.737cm" svg:y="9.7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1" draw:style-name="gr24" draw:text-style-name="P22" draw:layer="layout" svg:width="1.099cm" svg:height="0.9cm" svg:x="2.024cm" svg:y="9.79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76">
          <draw:custom-shape draw:name="Teardrop 1377" draw:style-name="gr8" draw:text-style-name="P16" draw:layer="layout" svg:width="0.541cm" svg:height="0.541cm" svg:x="8.857cm" svg:y="10.58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78" draw:style-name="gr8" draw:text-style-name="P16" draw:layer="layout" svg:width="0.541cm" svg:height="0.541cm" draw:transform="rotate (1.5707963267949) translate (6.636cm 11.13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79" draw:style-name="gr5" draw:text-style-name="P9" draw:layer="layout" svg:width="1.975cm" svg:height="2.202cm" draw:transform="rotate (-1.5707963267949) translate (9.128cm 10.14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80" draw:style-name="gr3" draw:text-style-name="P7" draw:layer="layout" svg:width="0.678cm" svg:height="0.678cm" svg:x="7.687cm" svg:y="8.72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81" draw:style-name="gr9" draw:text-style-name="P17" draw:layer="layout" svg:width="1.476cm" svg:height="2.202cm" draw:transform="rotate (1.5707963267949) translate (6.925cm 10.45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70">
          <draw:custom-shape draw:name="Teardrop 1371" draw:style-name="gr8" draw:text-style-name="P16" draw:layer="layout" svg:width="0.541cm" svg:height="0.541cm" svg:x="4.57cm" svg:y="10.58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72" draw:style-name="gr8" draw:text-style-name="P16" draw:layer="layout" svg:width="0.541cm" svg:height="0.541cm" draw:transform="rotate (1.5707963267949) translate (2.349cm 11.13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73" draw:style-name="gr5" draw:text-style-name="P9" draw:layer="layout" svg:width="1.975cm" svg:height="2.202cm" draw:transform="rotate (-1.5707963267949) translate (4.841cm 10.14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74" draw:style-name="gr3" draw:text-style-name="P7" draw:layer="layout" svg:width="0.678cm" svg:height="0.678cm" svg:x="3.4cm" svg:y="8.72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75" draw:style-name="gr9" draw:text-style-name="P17" draw:layer="layout" svg:width="1.476cm" svg:height="2.202cm" draw:transform="rotate (1.5707963267949) translate (2.638cm 10.45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Block Arc 1423" draw:style-name="gr26" draw:text-style-name="P28" draw:layer="layout" svg:width="1.099cm" svg:height="0.9cm" draw:transform="rotate (-3.14159265358979) translate (16.63cm 10.671cm)">
          <text:p text:style-name="P19"/>
          <draw:enhanced-geometry draw:mirror-horizontal="false" draw:mirror-vertical="true" draw:text-areas="?f60 ?f68 ?f44 ?f52" svg:viewBox="0 0 0 0" draw:type="ooxml-blockArc" draw:modifiers="12819801 8788828 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Oval 1424" draw:style-name="gr24" draw:text-style-name="P22" draw:layer="layout" svg:width="1.099cm" svg:height="0.9cm" svg:x="14.101cm" svg:y="9.7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5" draw:style-name="gr24" draw:text-style-name="P22" draw:layer="layout" svg:width="1.099cm" svg:height="0.9cm" svg:x="14.805cm" svg:y="9.75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82">
          <draw:custom-shape draw:name="Teardrop 1383" draw:style-name="gr8" draw:text-style-name="P16" draw:layer="layout" svg:width="0.541cm" svg:height="0.541cm" svg:x="14.414cm" svg:y="10.588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84" draw:style-name="gr8" draw:text-style-name="P16" draw:layer="layout" svg:width="0.541cm" svg:height="0.541cm" draw:transform="rotate (1.5707963267949) translate (12.193cm 11.134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85" draw:style-name="gr5" draw:text-style-name="P9" draw:layer="layout" svg:width="1.975cm" svg:height="2.202cm" draw:transform="rotate (-1.5707963267949) translate (14.685cm 10.14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86" draw:style-name="gr3" draw:text-style-name="P7" draw:layer="layout" svg:width="0.678cm" svg:height="0.678cm" svg:x="13.243cm" svg:y="8.72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87" draw:style-name="gr9" draw:text-style-name="P17" draw:layer="layout" svg:width="1.476cm" svg:height="2.202cm" draw:transform="rotate (1.5707963267949) translate (12.481cm 10.45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TextBox 1429" draw:style-name="gr14" draw:text-style-name="P22" draw:layer="layout" svg:width="1.785cm" svg:height="1.267cm" svg:x="3.029cm" svg:y="9.169cm">
          <text:p text:style-name="P21"><text:span text:style-name="T6">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30" draw:style-name="gr14" draw:text-style-name="P22" draw:layer="layout" svg:width="1.785cm" svg:height="1.267cm" svg:x="7.303cm" svg:y="9.213cm">
          <text:p text:style-name="P21"><text:span text:style-name="T6">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31" draw:style-name="gr14" draw:text-style-name="P22" draw:layer="layout" svg:width="1.785cm" svg:height="1.267cm" svg:x="12.891cm" svg:y="9.198cm">
          <text:p text:style-name="P21"><text:span text:style-name="T6">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32">
          <draw:custom-shape draw:name="Teardrop 1433" draw:style-name="gr8" draw:text-style-name="P16" draw:layer="layout" svg:width="0.541cm" svg:height="0.541cm" svg:x="24.396cm" svg:y="9.80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34" draw:style-name="gr8" draw:text-style-name="P16" draw:layer="layout" svg:width="0.541cm" svg:height="0.541cm" draw:transform="rotate (1.5707963267949) translate (22.174cm 10.35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35" draw:style-name="gr5" draw:text-style-name="P9" draw:layer="layout" svg:width="1.975cm" svg:height="2.202cm" draw:transform="rotate (-1.5707963267949) translate (24.667cm 9.3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36" draw:style-name="gr3" draw:text-style-name="P7" draw:layer="layout" svg:width="0.678cm" svg:height="0.678cm" svg:x="23.225cm" svg:y="7.94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37" draw:style-name="gr9" draw:text-style-name="P17" draw:layer="layout" svg:width="1.476cm" svg:height="2.202cm" draw:transform="rotate (1.5707963267949) translate (22.463cm 9.66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38">
          <draw:custom-shape draw:name="Flowchart: Process 1439" draw:style-name="gr6" draw:text-style-name="P14" draw:layer="layout" svg:width="0.286cm" svg:height="1.925cm" draw:transform="rotate (-0.959756555671682) translate (24.279cm 11.651cm)">
            <text:p text:style-name="P1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Card 1440" draw:style-name="gr25" draw:text-style-name="P29" draw:layer="layout" svg:width="1.115cm" svg:height="0.415cm" draw:transform="rotate (-0.959756555671682) translate (24.041cm 11.312cm)">
            <text:p text:style-name="P19"/>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g>
        <draw:g draw:name="Group 1441">
          <draw:custom-shape draw:name="Teardrop 1442" draw:style-name="gr8" draw:text-style-name="P16" draw:layer="layout" svg:width="0.541cm" svg:height="0.541cm" svg:x="30.458cm" svg:y="9.806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443" draw:style-name="gr8" draw:text-style-name="P16" draw:layer="layout" svg:width="0.541cm" svg:height="0.541cm" draw:transform="rotate (1.5707963267949) translate (28.236cm 10.35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444" draw:style-name="gr5" draw:text-style-name="P9" draw:layer="layout" svg:width="1.975cm" svg:height="2.202cm" draw:transform="rotate (-1.5707963267949) translate (30.729cm 9.3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45" draw:style-name="gr3" draw:text-style-name="P7" draw:layer="layout" svg:width="0.678cm" svg:height="0.678cm" svg:x="29.287cm" svg:y="7.94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46" draw:style-name="gr9" draw:text-style-name="P17" draw:layer="layout" svg:width="1.476cm" svg:height="2.202cm" draw:transform="rotate (1.5707963267949) translate (28.525cm 9.669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447">
          <draw:custom-shape draw:name="Flowchart: Process 1448" draw:style-name="gr6" draw:text-style-name="P14" draw:layer="layout" svg:width="0.286cm" svg:height="1.925cm" draw:transform="rotate (-0.959756555671682) translate (30.341cm 11.651cm)">
            <text:p text:style-name="P1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Card 1449" draw:style-name="gr25" draw:text-style-name="P29" draw:layer="layout" svg:width="1.115cm" svg:height="0.415cm" draw:transform="rotate (-0.959756555671682) translate (30.103cm 11.312cm)">
            <text:p text:style-name="P19"/>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g>
        <draw:custom-shape draw:name="Straight Arrow Connector 1450" draw:style-name="gr27" draw:text-style-name="P18" draw:layer="layout" svg:width="5.595cm" svg:height="0.022cm" svg:x="5.785cm" svg:y="13.024cm">
          <text:p/>
          <draw:enhanced-geometry draw:mirror-horizontal="false" draw:mirror-vertical="false" svg:viewBox="0 0 21600 21600" draw:type="mso-spt32" draw:enhanced-path="M 0 0 L 21600 21600 N"/>
        </draw:custom-shape>
        <draw:custom-shape draw:name="Straight Arrow Connector 1451" draw:style-name="gr27" draw:text-style-name="P18" draw:layer="layout" svg:width="5.438cm" svg:height="0.001cm" svg:x="5.673cm" svg:y="7.423cm">
          <text:p/>
          <draw:enhanced-geometry draw:mirror-horizontal="true" draw:mirror-vertical="false" svg:viewBox="0 0 21600 21600" draw:type="mso-spt32" draw:enhanced-path="M 0 0 L 21600 21600 N"/>
        </draw:custom-shape>
        <draw:frame draw:name="Content Placeholder 2" presentation:style-name="pr7" draw:text-style-name="P13" draw:layer="layout" svg:width="4.974cm" svg:height="1.366cm" svg:x="6.096cm" svg:y="5.203cm" presentation:class="outline" presentation:user-transformed="true">
          <draw:text-box>
            <text:p text:style-name="P26"><text:span text:style-name="T4">Message</text:span><text:span text:style-name="T4">s</text:span></text:p>
          </draw:text-box>
        </draw:frame>
        <draw:custom-shape draw:name="Content Placeholder 2" draw:style-name="gr21" draw:text-style-name="P13" draw:layer="layout" svg:width="5.38cm" svg:height="1.366cm" svg:x="5.961cm" svg:y="13.711cm">
          <text:p text:style-name="P27"><text:span text:style-name="T4">Respo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g draw:name="Group 1352">
          <draw:custom-shape draw:name="Teardrop 1353" draw:style-name="gr8" draw:text-style-name="P16" draw:layer="layout" svg:width="0.615cm" svg:height="0.615cm" svg:x="10.803cm" svg:y="9.901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54" draw:style-name="gr8" draw:text-style-name="P16" draw:layer="layout" svg:width="0.615cm" svg:height="0.615cm" draw:transform="rotate (1.5707963267949) translate (8.28cm 10.522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55" draw:style-name="gr5" draw:text-style-name="P9" draw:layer="layout" svg:width="2.243cm" svg:height="2.501cm" draw:transform="rotate (-1.5707963267949) translate (11.111cm 9.39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56" draw:style-name="gr3" draw:text-style-name="P7" draw:layer="layout" svg:width="0.77cm" svg:height="0.77cm" svg:x="9.474cm" svg:y="7.79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57" draw:style-name="gr9" draw:text-style-name="P17" draw:layer="layout" svg:width="1.677cm" svg:height="2.501cm" draw:transform="rotate (1.5707963267949) translate (8.608cm 9.746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58">
          <draw:custom-shape draw:name="Teardrop 1359" draw:style-name="gr6" draw:text-style-name="P14" draw:layer="layout" svg:width="0.757cm" svg:height="0.759cm" draw:transform="rotate (-3.14159265358979) translate (24.321cm 9.695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Flowchart: Delay 1360" draw:style-name="gr6" draw:text-style-name="P14" draw:layer="layout" svg:width="1.832cm" svg:height="2.501cm" draw:transform="rotate (-1.5707963267949) translate (24.033cm 9.78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Teardrop 1361" draw:style-name="gr7" draw:text-style-name="P15" draw:layer="layout" svg:width="0.463cm" svg:height="0.463cm" draw:transform="rotate (-3.14159265358979) translate (24.174cm 9.547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62" draw:style-name="gr6" draw:text-style-name="P14" draw:layer="layout" svg:width="0.757cm" svg:height="0.759cm" draw:transform="rotate (-1.5707963267949) translate (21.97cm 8.943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1363" draw:style-name="gr7" draw:text-style-name="P15" draw:layer="layout" svg:width="0.463cm" svg:height="0.463cm" draw:transform="rotate (-1.5707963267949) translate (21.822cm 9.09cm)">
            <text:p text:style-name="P19"/>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Group 1364">
            <draw:custom-shape draw:name="Flowchart: Delay 1371" draw:style-name="gr7" draw:text-style-name="P15" draw:layer="layout" svg:width="0.313cm" svg:height="1.519cm" draw:transform="rotate (-2.90579867164536) translate (22.536cm 9.24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2" draw:style-name="gr7" draw:text-style-name="P15" draw:layer="layout" svg:width="0.198cm" svg:height="0.588cm" draw:transform="rotate (-1.57882484135407) translate (22.239cm 8.21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3" draw:style-name="gr7" draw:text-style-name="P15" draw:layer="layout" svg:width="0.198cm" svg:height="0.588cm" draw:transform="rotate (-1.57882484135407) translate (22.336cm 8.6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name="Group 1365">
            <draw:custom-shape draw:name="Flowchart: Delay 1368" draw:style-name="gr7" draw:text-style-name="P15" draw:layer="layout" svg:width="0.313cm" svg:height="1.519cm" draw:transform="rotate (0.235793981944434) translate (22.999cm 7.841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69" draw:style-name="gr7" draw:text-style-name="P15" draw:layer="layout" svg:width="0.198cm" svg:height="0.588cm" draw:transform="rotate (1.56276781223572) translate (23.296cm 8.404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Flowchart: Delay 1370" draw:style-name="gr7" draw:text-style-name="P15" draw:layer="layout" svg:width="0.198cm" svg:height="0.588cm" draw:transform="rotate (1.56276781223572) translate (23.199cm 8.843cm)">
              <text:p text:style-name="P19"/>
              <draw:enhanced-geometry draw:mirror-horizontal="false" draw:mirror-vertical="tru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Flowchart: Delay 1366" draw:style-name="gr6" draw:text-style-name="P14" draw:layer="layout" svg:width="1.677cm" svg:height="2.501cm" draw:transform="rotate (1.5707963267949) translate (21.531cm 10.61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67" draw:style-name="gr3" draw:text-style-name="P7" draw:layer="layout" svg:width="0.77cm" svg:height="0.77cm" svg:x="22.386cm" svg:y="10.38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4">
          <draw:custom-shape draw:name="Oval 1375" draw:style-name="gr2" draw:text-style-name="P6" draw:layer="layout" svg:width="1.283cm" svg:height="1.283cm" svg:x="14.776cm" svg:y="9.09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6" draw:style-name="gr2" draw:text-style-name="P6" draw:layer="layout" svg:width="1.283cm" svg:height="1.283cm" svg:x="16.06cm" svg:y="9.09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7" draw:style-name="gr2" draw:text-style-name="P6" draw:layer="layout" svg:width="1.283cm" svg:height="1.283cm" svg:x="14.776cm" svg:y="10.38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8" draw:style-name="gr2" draw:text-style-name="P6" draw:layer="layout" svg:width="1.283cm" svg:height="1.283cm" svg:x="16.06cm" svg:y="10.37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9" draw:style-name="gr2" draw:text-style-name="P6" draw:layer="layout" svg:width="1.283cm" svg:height="1.283cm" draw:transform="rotate (-0.785921762173046) translate (16.969cm 9.46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0" draw:style-name="gr2" draw:text-style-name="P6" draw:layer="layout" svg:width="1.283cm" svg:height="1.283cm" draw:transform="rotate (-0.785921762173046) translate (15.151cm 9.4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1" draw:style-name="gr2" draw:text-style-name="P6" draw:layer="layout" svg:width="0.288cm" svg:height="0.288cm" draw:transform="rotate (-3.14159265358979) translate (16.347cm 8.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2" draw:style-name="gr2" draw:text-style-name="P6" draw:layer="layout" svg:width="0.288cm" svg:height="0.288cm" draw:transform="rotate (-3.14159265358979) translate (16.058cm 8.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3" draw:style-name="gr2" draw:text-style-name="P6" draw:layer="layout" svg:width="0.288cm" svg:height="0.288cm" draw:transform="rotate (-3.14159265358979) translate (16.368cm 8.10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4" draw:style-name="gr2" draw:text-style-name="P6" draw:layer="layout" svg:width="0.288cm" svg:height="0.288cm" draw:transform="rotate (-3.14159265358979) translate (16.041cm 8.11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5" draw:style-name="gr2" draw:text-style-name="P6" draw:layer="layout" svg:width="0.288cm" svg:height="0.288cm" draw:transform="rotate (2.35567089141675) translate (15.832cm 8.31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6" draw:style-name="gr2" draw:text-style-name="P6" draw:layer="layout" svg:width="0.288cm" svg:height="0.288cm" draw:transform="rotate (2.35567089141675) translate (16.284cm 8.31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7" draw:style-name="gr2" draw:text-style-name="P6" draw:layer="layout" svg:width="0.288cm" svg:height="0.288cm" draw:transform="rotate (2.35567089141675) translate (16.056cm 8.09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88" draw:style-name="gr2" draw:text-style-name="P6" draw:layer="layout" svg:width="1.436cm" svg:height="2.01cm" draw:transform="rotate (-1.5707963267949) translate (17.062cm 9.355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89" draw:style-name="gr2" draw:text-style-name="P6" draw:layer="layout" svg:width="1.283cm" svg:height="1.283cm" draw:transform="rotate (-0.785921762173046) translate (16.062cm 10.3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390" draw:style-name="gr3" draw:text-style-name="P7" draw:layer="layout" svg:width="1.674cm" svg:height="2.567cm" draw:transform="rotate (1.5707963267949) translate (14.776cm 9.721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1" draw:style-name="gr4" draw:text-style-name="P8" draw:layer="layout" svg:width="1.25cm" svg:height="1.25cm" svg:x="14.809cm" svg:y="9.1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2" draw:style-name="gr4" draw:text-style-name="P8" draw:layer="layout" svg:width="1.25cm" svg:height="1.25cm" svg:x="16.06cm" svg:y="9.122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3" draw:style-name="gr4" draw:text-style-name="P8" draw:layer="layout" svg:width="1.25cm" svg:height="1.25cm" svg:x="14.809cm" svg:y="10.3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4" draw:style-name="gr4" draw:text-style-name="P8" draw:layer="layout" svg:width="1.25cm" svg:height="1.25cm" svg:x="16.06cm" svg:y="10.36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5" draw:style-name="gr4" draw:text-style-name="P8" draw:layer="layout" svg:width="1.25cm" svg:height="1.25cm" draw:transform="rotate (-0.785921762173046) translate (16.945cm 9.48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6" draw:style-name="gr4" draw:text-style-name="P8" draw:layer="layout" svg:width="1.25cm" svg:height="1.25cm" draw:transform="rotate (-0.785921762173046) translate (15.174cm 9.49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97">
            <draw:custom-shape draw:name="Oval 1402" draw:style-name="gr4" draw:text-style-name="P8" draw:layer="layout" svg:width="0.28cm" svg:height="0.28cm" draw:transform="rotate (-3.14159265358979) translate (16.339cm 8.41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3" draw:style-name="gr4" draw:text-style-name="P8" draw:layer="layout" svg:width="0.28cm" svg:height="0.28cm" draw:transform="rotate (-3.14159265358979) translate (16.058cm 8.41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4" draw:style-name="gr4" draw:text-style-name="P8" draw:layer="layout" svg:width="0.28cm" svg:height="0.28cm" draw:transform="rotate (-3.14159265358979) translate (16.339cm 8.13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5" draw:style-name="gr4" draw:text-style-name="P8" draw:layer="layout" svg:width="0.28cm" svg:height="0.28cm" draw:transform="rotate (-3.14159265358979) translate (16.058cm 8.134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6" draw:style-name="gr4" draw:text-style-name="P8" draw:layer="layout" svg:width="0.28cm" svg:height="0.28cm" draw:transform="rotate (2.35567089141675) translate (15.858cm 8.331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7" draw:style-name="gr4" draw:text-style-name="P8" draw:layer="layout" svg:width="0.28cm" svg:height="0.28cm" draw:transform="rotate (2.35567089141675) translate (16.257cm 8.33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8" draw:style-name="gr4" draw:text-style-name="P8" draw:layer="layout" svg:width="0.28cm" svg:height="0.28cm" draw:transform="rotate (2.35567089141675) translate (16.056cm 8.1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lowchart: Delay 1398" draw:style-name="gr5" draw:text-style-name="P9" draw:layer="layout" svg:width="1.399cm" svg:height="1.959cm" draw:transform="rotate (-1.5707963267949) translate (17.036cm 9.372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399" draw:style-name="gr4" draw:text-style-name="P8" draw:layer="layout" svg:width="1.25cm" svg:height="1.25cm" draw:transform="rotate (-0.785921762173046) translate (16.066cm 10.36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Delay 1400" draw:style-name="gr3" draw:text-style-name="P7" draw:layer="layout" svg:width="1.677cm" svg:height="2.501cm" draw:transform="rotate (1.5707963267949) translate (14.809cm 9.723cm)">
            <text:p text:style-name="P19"/>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Oval 1401" draw:style-name="gr4" draw:text-style-name="P8" draw:layer="layout" svg:width="1.25cm" svg:height="1.25cm" draw:transform="rotate (-0.785921762173046) translate (16.057cm 10.158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text:span><text:span text:style-name="MT1">li</text:span><text:span text:style-name="MT1">c</text:span><text:span text:style-name="MT1">k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8-11-29">29/11/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 </text:span><text:span text:style-name="MT3">M</text:span><text:span text:style-name="MT3">a</text:span><text:span text:style-name="MT3">s</text:span><text:span text:style-name="MT3">t</text:span><text:span text:style-name="MT3">e</text:span><text:span text:style-name="MT3">r </text:span><text:span text:style-name="MT3">ti</text:span><text:span text:style-name="MT3">t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Edit </text:span><text:span text:style-name="MT4">Master </text:span><text:span text:style-name="MT4">text </text:span><text:span text:style-name="MT4">styles</text:span></text:p>
            </text:list-item>
          </text:list>
          <text:list text:style-name="ML6">
            <text:list-item>
              <text:list>
                <text:list-item>
                  <text:p text:style-name="MP13"><text:span text:style-name="MT5">Seco</text:span><text:span text:style-name="MT5">nd </text:span><text:span text:style-name="MT5">level</text:span></text:p>
                </text:list-item>
              </text:list>
            </text:list-item>
          </text:list>
          <text:list text:style-name="ML7">
            <text:list-item>
              <text:list>
                <text:list-item>
                  <text:list>
                    <text:list-item>
                      <text:p text:style-name="MP13"><text:span text:style-name="MT6">Thi</text:span><text:span text:style-name="MT6">rd </text:span><text:span text:style-name="MT6">lev</text:span><text:span text:style-name="MT6">el</text:span></text:p>
                    </text:list-item>
                  </text:list>
                </text:list-item>
              </text:list>
            </text:list-item>
          </text:list>
          <text:list text:style-name="ML8">
            <text:list-item>
              <text:list>
                <text:list-item>
                  <text:list>
                    <text:list-item>
                      <text:list>
                        <text:list-item>
                          <text:p text:style-name="MP13"><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 text:style-name="ML9">
            <text:list-item>
              <text:list>
                <text:list-item>
                  <text:list>
                    <text:list-item>
                      <text:list>
                        <text:list-item>
                          <text:list>
                            <text:list-item>
                              <text:p text:style-name="MP13"><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8-11-29">29/11/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lving the Santa Problem over a Distributed Network</dc:title>
    <meta:initial-creator>Windows User</meta:initial-creator>
    <meta:editing-cycles>68</meta:editing-cycles>
    <meta:creation-date>2018-08-06T08:50:11</meta:creation-date>
    <dc:date>2018-11-29T18:47:23.994008863</dc:date>
    <meta:editing-duration>PT20H34M2S</meta:editing-duration>
    <meta:generator>LibreOffice/6.0.6.2$Linux_X86_64 LibreOffice_project/00m0$Build-2</meta:generator>
    <meta:document-statistic meta:object-count="68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7</meta:user-defined>
  </office:meta>
</office:document-meta>
</file>